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Pictures/1000000000000008000000082A097D72AB1D54CC.png" manifest:media-type="image/png"/>
  <manifest:file-entry manifest:full-path="layout-cache" manifest:media-type="application/binary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rlow Solid Italic" svg:font-family="'Harlow Solid Italic'" style:font-family-generic="decorative" style:font-pitch="variable"/>
    <style:font-face style:name="Liberation Serif1" svg:font-family="'Liberation Serif'" style:font-family-generic="decorative" style:font-pitch="variable"/>
    <style:font-face style:name="CMSS12" svg:font-family="CMSS12" style:font-family-generic="roman" style:font-pitch="variable"/>
    <style:font-face style:name="Liberation Serif" svg:font-family="'Liberation Serif'" style:font-family-generic="roman" style:font-pitch="variable"/>
    <style:font-face style:name="Freestyle Script" svg:font-family="'Freestyle Script'" style:font-family-generic="script" style:font-pitch="variable"/>
    <style:font-face style:name="Arial" svg:font-family="Arial" style:font-family-generic="swiss" style:font-pitch="variable"/>
    <style:font-face style:name="CMSS121" svg:font-family="CMSS12" style:font-family-generic="swiss" style:font-pitch="variable"/>
    <style:font-face style:name="CMSSI12" svg:font-family="CMSSI12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Freestyle Script" fo:font-size="80pt" officeooo:rsid="000366f7" officeooo:paragraph-rsid="000366f7" style:font-size-asian="80pt" style:font-size-complex="80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Freestyle Script" fo:font-size="30pt" officeooo:rsid="001f8445" officeooo:paragraph-rsid="000366f7" style:font-size-asian="30pt" style:font-size-complex="30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Arial" fo:font-size="12pt" officeooo:rsid="001f8445" officeooo:paragraph-rsid="000366f7" style:font-size-asian="10.5pt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11pt" officeooo:rsid="000366f7" officeooo:paragraph-rsid="000366f7" style:font-size-asian="9.60000038146973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1pt" officeooo:paragraph-rsid="0003a91b" style:font-size-asian="11pt" style:font-size-complex="11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1pt" officeooo:paragraph-rsid="0007d9d9" style:font-size-asian="11pt" style:font-size-complex="11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1pt" officeooo:paragraph-rsid="00088c0b" style:font-size-asian="11pt" style:font-size-complex="11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1pt" officeooo:paragraph-rsid="00091308" style:font-size-asian="11pt" style:font-size-complex="11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1pt" officeooo:paragraph-rsid="0003a91b" style:font-size-asian="11pt" style:font-size-complex="11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size="11pt" officeooo:paragraph-rsid="0007e40b" style:font-size-asian="11pt" style:font-size-complex="11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" fo:font-size="11pt" officeooo:paragraph-rsid="00091308" style:font-size-asian="11pt" style:font-size-complex="11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1pt" officeooo:rsid="000a0630" officeooo:paragraph-rsid="000a0630" style:font-size-asian="11pt" style:font-size-complex="11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Arial" fo:font-size="11pt" officeooo:rsid="000a0630" officeooo:paragraph-rsid="000a0630" style:font-size-asian="11pt" style:font-size-complex="11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Arial" fo:font-size="11pt" fo:font-style="normal" fo:font-weight="normal" officeooo:rsid="000366f7" officeooo:paragraph-rsid="000366f7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font-name="Arial" fo:font-size="11pt" fo:font-style="normal" fo:font-weight="normal" officeooo:rsid="000c51d0" officeooo:paragraph-rsid="000c51d0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size="11pt" fo:font-weight="normal" officeooo:paragraph-rsid="0007d9d9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size="11pt" fo:font-weight="normal" officeooo:rsid="00091308" officeooo:paragraph-rsid="00091308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style:font-name="Arial" fo:font-size="11pt" fo:font-weight="normal" officeooo:rsid="00091308" officeooo:paragraph-rsid="00091308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fo:font-size="11pt" fo:font-weight="normal" officeooo:rsid="0007d9d9" officeooo:paragraph-rsid="0007d9d9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50%" fo:text-align="center" style:justify-single-word="false"/>
      <style:text-properties style:font-name="Arial" fo:font-size="11pt" fo:font-weight="normal" officeooo:rsid="00088c0b" officeooo:paragraph-rsid="00088c0b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50%" fo:text-align="center" style:justify-single-word="false"/>
      <style:text-properties style:font-name="Arial" fo:font-size="11pt" fo:font-weight="normal" officeooo:rsid="000a0630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style:font-name="Arial" fo:font-size="11pt" fo:font-weight="normal" officeooo:rsid="000a0630" officeooo:paragraph-rsid="000a0630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Arial" fo:font-size="11pt" fo:font-weight="normal" officeooo:rsid="000a0630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style:font-name="Arial" fo:font-size="11pt" fo:font-weight="normal" officeooo:rsid="000c51d0" officeooo:paragraph-rsid="000c51d0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fo:font-size="11pt" fo:font-weight="normal" officeooo:rsid="000c51d0" officeooo:paragraph-rsid="000c51d0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style:font-name="Arial" fo:font-size="14pt" fo:font-style="italic" fo:font-weight="bold" officeooo:rsid="000366f7" officeooo:paragraph-rsid="000366f7" style:font-size-asian="12.25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line-height="150%" fo:text-align="justify" style:justify-single-word="false"/>
    </style:style>
    <style:style style:name="P30" style:family="paragraph" style:parent-style-name="Standard">
      <style:paragraph-properties fo:line-height="150%" fo:text-align="justify" style:justify-single-word="false"/>
      <style:text-properties officeooo:paragraph-rsid="0003a91b"/>
    </style:style>
    <style:style style:name="P31" style:family="paragraph" style:parent-style-name="Standard">
      <style:paragraph-properties fo:line-height="150%" fo:text-align="justify" style:justify-single-word="false"/>
      <style:text-properties officeooo:paragraph-rsid="0007d9d9"/>
    </style:style>
    <style:style style:name="P32" style:family="paragraph" style:parent-style-name="Standard">
      <style:paragraph-properties fo:line-height="150%" fo:text-align="justify" style:justify-single-word="false"/>
      <style:text-properties officeooo:paragraph-rsid="0007e40b"/>
    </style:style>
    <style:style style:name="P33" style:family="paragraph" style:parent-style-name="Standard">
      <style:paragraph-properties fo:line-height="150%" fo:text-align="justify" style:justify-single-word="false"/>
      <style:text-properties officeooo:paragraph-rsid="00088c0b"/>
    </style:style>
    <style:style style:name="P34" style:family="paragraph" style:parent-style-name="Standard">
      <style:paragraph-properties fo:line-height="150%" fo:text-align="justify" style:justify-single-word="false"/>
      <style:text-properties officeooo:paragraph-rsid="00091308"/>
    </style:style>
    <style:style style:name="P35" style:family="paragraph" style:parent-style-name="Standard">
      <style:paragraph-properties fo:line-height="150%" fo:text-align="justify" style:justify-single-word="false"/>
      <style:text-properties officeooo:paragraph-rsid="000a0630"/>
    </style:style>
    <style:style style:name="P36" style:family="paragraph" style:parent-style-name="Standard">
      <style:paragraph-properties fo:line-height="150%" fo:text-align="justify" style:justify-single-word="false"/>
      <style:text-properties officeooo:paragraph-rsid="000b21e5"/>
    </style:style>
    <style:style style:name="P37" style:family="paragraph" style:parent-style-name="Standard">
      <style:paragraph-properties fo:line-height="150%" fo:text-align="justify" style:justify-single-word="false"/>
      <style:text-properties officeooo:paragraph-rsid="000c51d0"/>
    </style:style>
    <style:style style:name="P38" style:family="paragraph" style:parent-style-name="Standard">
      <style:paragraph-properties fo:line-height="150%" fo:text-align="justify" style:justify-single-word="false"/>
      <style:text-properties officeooo:paragraph-rsid="000d12d4"/>
    </style:style>
    <style:style style:name="P39" style:family="paragraph" style:parent-style-name="Standard">
      <style:paragraph-properties fo:line-height="150%" fo:text-align="justify" style:justify-single-word="false"/>
      <style:text-properties officeooo:paragraph-rsid="000e8930"/>
    </style:style>
    <style:style style:name="P40" style:family="paragraph" style:parent-style-name="Standard">
      <style:paragraph-properties fo:line-height="150%" fo:text-align="justify" style:justify-single-word="false"/>
      <style:text-properties officeooo:paragraph-rsid="001005b3"/>
    </style:style>
    <style:style style:name="P41" style:family="paragraph" style:parent-style-name="Standard">
      <style:paragraph-properties fo:line-height="150%" fo:text-align="justify" style:justify-single-word="false"/>
      <style:text-properties officeooo:paragraph-rsid="00111df1"/>
    </style:style>
    <style:style style:name="P42" style:family="paragraph" style:parent-style-name="Standard">
      <style:paragraph-properties fo:line-height="150%" fo:text-align="justify" style:justify-single-word="false"/>
      <style:text-properties officeooo:rsid="0007d9d9" officeooo:paragraph-rsid="0007d9d9"/>
    </style:style>
    <style:style style:name="P43" style:family="paragraph" style:parent-style-name="Standard">
      <style:paragraph-properties fo:line-height="150%" fo:text-align="center" style:justify-single-word="false"/>
      <style:text-properties officeooo:rsid="001005b3" officeooo:paragraph-rsid="001005b3"/>
    </style:style>
    <style:style style:name="P44" style:family="paragraph" style:parent-style-name="Standard">
      <style:paragraph-properties fo:line-height="150%" fo:text-align="center" style:justify-single-word="false"/>
      <style:text-properties style:text-position="0% 100%" style:font-name="Arial" fo:font-size="11pt" fo:font-style="normal" fo:font-weight="normal" officeooo:rsid="000e8930" officeooo:paragraph-rsid="000e8930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Arial" fo:font-size="11pt" officeooo:paragraph-rsid="0006749a" style:font-size-asian="11pt" style:font-size-complex="11pt"/>
    </style:style>
    <style:style style:name="P4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03a91b"/>
    </style:style>
    <style:style style:name="P4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06749a"/>
    </style:style>
    <style:style style:name="P48" style:family="paragraph" style:parent-style-name="Standard" style:list-style-name="L1">
      <style:paragraph-properties fo:line-height="150%" fo:text-align="start" style:justify-single-word="false"/>
      <style:text-properties style:font-name="Arial" fo:font-size="11pt" fo:font-style="normal" fo:font-weight="bold" officeooo:rsid="0003a91b" officeooo:paragraph-rsid="0003a91b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Standard" style:list-style-name="L16">
      <style:paragraph-properties fo:line-height="150%" fo:text-align="justify" style:justify-single-word="false"/>
      <style:text-properties style:font-name="Arial" fo:font-size="11pt" fo:font-style="normal" fo:font-weight="bold" officeooo:rsid="00111df1" officeooo:paragraph-rsid="00111df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 style:list-style-name="L5">
      <style:paragraph-properties fo:line-height="150%" fo:text-align="justify" style:justify-single-word="false"/>
      <style:text-properties style:font-name="Arial" fo:font-size="11pt" fo:font-weight="bold" officeooo:rsid="0007d9d9" officeooo:paragraph-rsid="0007d9d9" style:font-size-asian="11pt" style:font-weight-asian="bold" style:font-size-complex="11pt" style:font-weight-complex="bold"/>
    </style:style>
    <style:style style:name="P51" style:family="paragraph" style:parent-style-name="Standard" style:list-style-name="L6">
      <style:paragraph-properties fo:line-height="150%" fo:text-align="justify" style:justify-single-word="false"/>
      <style:text-properties style:font-name="Arial" fo:font-size="11pt" fo:font-weight="bold" officeooo:rsid="0007d9d9" officeooo:paragraph-rsid="0007d9d9" style:font-size-asian="11pt" style:font-weight-asian="bold" style:font-size-complex="11pt" style:font-weight-complex="bold"/>
    </style:style>
    <style:style style:name="P52" style:family="paragraph" style:parent-style-name="Standard" style:list-style-name="L7">
      <style:paragraph-properties fo:line-height="150%" fo:text-align="justify" style:justify-single-word="false"/>
      <style:text-properties style:font-name="Arial" fo:font-size="11pt" fo:font-weight="bold" officeooo:rsid="0007e40b" officeooo:paragraph-rsid="0007e40b" style:font-size-asian="11pt" style:font-weight-asian="bold" style:font-size-complex="11pt" style:font-weight-complex="bold"/>
    </style:style>
    <style:style style:name="P53" style:family="paragraph" style:parent-style-name="Standard" style:list-style-name="L8">
      <style:paragraph-properties fo:line-height="150%" fo:text-align="justify" style:justify-single-word="false"/>
      <style:text-properties style:font-name="Arial" fo:font-size="11pt" fo:font-weight="bold" officeooo:rsid="00088c0b" officeooo:paragraph-rsid="00088c0b" style:font-size-asian="11pt" style:font-weight-asian="bold" style:font-size-complex="11pt" style:font-weight-complex="bold"/>
    </style:style>
    <style:style style:name="P54" style:family="paragraph" style:parent-style-name="Standard" style:list-style-name="L9">
      <style:paragraph-properties fo:line-height="150%" fo:text-align="justify" style:justify-single-word="false"/>
      <style:text-properties style:font-name="Arial" fo:font-size="11pt" fo:font-weight="bold" officeooo:rsid="00091308" officeooo:paragraph-rsid="00091308" style:font-size-asian="11pt" style:font-weight-asian="bold" style:font-size-complex="11pt" style:font-weight-complex="bold"/>
    </style:style>
    <style:style style:name="P55" style:family="paragraph" style:parent-style-name="Standard" style:list-style-name="L10">
      <style:paragraph-properties fo:line-height="150%" fo:text-align="justify" style:justify-single-word="false"/>
      <style:text-properties style:font-name="Arial" fo:font-size="11pt" fo:font-weight="bold" officeooo:rsid="00091308" officeooo:paragraph-rsid="00091308" style:font-size-asian="11pt" style:font-weight-asian="bold" style:font-size-complex="11pt" style:font-weight-complex="bold"/>
    </style:style>
    <style:style style:name="P56" style:family="paragraph" style:parent-style-name="Standard" style:list-style-name="L11">
      <style:paragraph-properties fo:line-height="150%" fo:text-align="justify" style:justify-single-word="false"/>
      <style:text-properties style:font-name="Arial" fo:font-size="11pt" fo:font-weight="bold" officeooo:rsid="000a0630" officeooo:paragraph-rsid="000a0630" style:font-size-asian="11pt" style:font-weight-asian="bold" style:font-size-complex="11pt" style:font-weight-complex="bold"/>
    </style:style>
    <style:style style:name="P57" style:family="paragraph" style:parent-style-name="Standard" style:list-style-name="L12">
      <style:paragraph-properties fo:line-height="150%" fo:text-align="start" style:justify-single-word="false"/>
      <style:text-properties style:font-name="Arial" fo:font-size="11pt" fo:font-weight="bold" officeooo:rsid="000b21e5" officeooo:paragraph-rsid="000b21e5" style:font-size-asian="11pt" style:font-weight-asian="bold" style:font-size-complex="11pt" style:font-weight-complex="bold"/>
    </style:style>
    <style:style style:name="P58" style:family="paragraph" style:parent-style-name="Standard" style:list-style-name="L13">
      <style:paragraph-properties fo:line-height="150%" fo:text-align="justify" style:justify-single-word="false"/>
      <style:text-properties style:font-name="Arial" fo:font-size="11pt" fo:font-weight="bold" officeooo:rsid="000c51d0" officeooo:paragraph-rsid="000c51d0" style:font-size-asian="11pt" style:font-weight-asian="bold" style:font-size-complex="11pt" style:font-weight-complex="bold"/>
    </style:style>
    <style:style style:name="P59" style:family="paragraph" style:parent-style-name="Standard" style:list-style-name="L14">
      <style:paragraph-properties fo:line-height="150%" fo:text-align="justify" style:justify-single-word="false"/>
      <style:text-properties style:font-name="Arial" fo:font-size="11pt" fo:font-weight="bold" officeooo:rsid="000c51d0" officeooo:paragraph-rsid="000c51d0" style:font-size-asian="11pt" style:font-weight-asian="bold" style:font-size-complex="11pt" style:font-weight-complex="bold"/>
    </style:style>
    <style:style style:name="P60" style:family="paragraph" style:parent-style-name="Standard" style:list-style-name="L14">
      <style:paragraph-properties fo:line-height="150%" fo:text-align="justify" style:justify-single-word="false"/>
      <style:text-properties style:font-name="Arial" fo:font-size="11pt" fo:font-weight="bold" officeooo:rsid="000d12d4" officeooo:paragraph-rsid="000d12d4" style:font-size-asian="11pt" style:font-weight-asian="bold" style:font-size-complex="11pt" style:font-weight-complex="bold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Arial" fo:font-size="11pt" fo:font-weight="normal" officeooo:rsid="00111df1" officeooo:paragraph-rsid="00111df1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line-height="150%" fo:text-align="justify" style:justify-single-word="false"/>
    </style:style>
    <style:style style:name="P63" style:family="paragraph" style:parent-style-name="Standard" style:list-style-name="L14">
      <style:paragraph-properties fo:line-height="150%" fo:text-align="justify" style:justify-single-word="false"/>
      <style:text-properties officeooo:paragraph-rsid="000e8930"/>
    </style:style>
    <style:style style:name="P64" style:family="paragraph" style:parent-style-name="Standard">
      <style:paragraph-properties fo:line-height="150%" fo:text-align="center" style:justify-single-word="false"/>
      <style:text-properties officeooo:paragraph-rsid="00111df1"/>
    </style:style>
    <style:style style:name="P65" style:family="paragraph" style:parent-style-name="Standard" style:list-style-name="L15">
      <style:paragraph-properties fo:line-height="150%" fo:text-align="justify" style:justify-single-word="false"/>
      <style:text-properties style:text-position="0% 100%" fo:font-weight="bold" officeooo:rsid="001005b3" officeooo:paragraph-rsid="001005b3" style:font-weight-asian="bold" style:font-weight-complex="bold"/>
    </style:style>
    <style:style style:name="P66" style:family="paragraph" style:parent-style-name="Standard">
      <style:paragraph-properties fo:line-height="150%" fo:text-align="center" style:justify-single-word="false"/>
      <style:text-properties style:text-position="0% 100%" style:font-name="Arial" fo:font-size="11pt" fo:font-style="normal" fo:font-weight="normal" officeooo:rsid="000e8930" officeooo:paragraph-rsid="000e8930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Arial" fo:font-size="10pt" officeooo:rsid="00120ac5" style:font-size-asian="10pt" style:font-size-complex="10pt"/>
    </style:style>
    <style:style style:name="P68" style:family="paragraph" style:parent-style-name="Standard" style:list-style-name="L17">
      <style:paragraph-properties fo:line-height="150%" fo:text-align="justify" style:justify-single-word="false"/>
      <style:text-properties style:font-name="Arial" fo:font-size="10pt" fo:font-style="normal" fo:font-weight="bold" officeooo:rsid="00120ac5" officeooo:paragraph-rsid="00120ac5" style:font-size-asian="10pt" style:font-style-asian="normal" style:font-weight-asian="bold" style:font-size-complex="10pt" style:font-style-complex="normal" style:font-weight-complex="bold"/>
    </style:style>
    <style:style style:name="P69" style:family="paragraph" style:parent-style-name="Standard" style:list-style-name="L2">
      <style:paragraph-properties fo:margin-top="0.101cm" fo:margin-bottom="0.101cm" style:contextual-spacing="false" fo:line-height="150%" fo:text-align="justify" style:justify-single-word="false"/>
      <style:text-properties style:font-name="Arial" fo:font-size="11pt" fo:font-weight="bold" officeooo:rsid="0006749a" officeooo:paragraph-rsid="0006749a" style:font-size-asian="11pt" style:font-weight-asian="bold" style:font-size-complex="11pt" style:font-weight-complex="bold"/>
    </style:style>
    <style:style style:name="P70" style:family="paragraph" style:parent-style-name="Standard" style:list-style-name="L3">
      <style:paragraph-properties fo:margin-top="0.101cm" fo:margin-bottom="0.101cm" style:contextual-spacing="false" fo:line-height="150%" fo:text-align="justify" style:justify-single-word="false"/>
      <style:text-properties style:font-name="Arial" fo:font-size="11pt" fo:font-weight="bold" officeooo:rsid="0006749a" officeooo:paragraph-rsid="0006749a" style:font-size-asian="11pt" style:font-weight-asian="bold" style:font-size-complex="11pt" style:font-weight-complex="bold"/>
    </style:style>
    <style:style style:name="P71" style:family="paragraph" style:parent-style-name="Standard" style:list-style-name="L4">
      <style:paragraph-properties fo:margin-top="0.101cm" fo:margin-bottom="0.101cm" style:contextual-spacing="false" fo:line-height="150%" fo:text-align="justify" style:justify-single-word="false"/>
      <style:text-properties style:font-name="Arial" fo:font-size="11pt" fo:font-weight="bold" officeooo:rsid="0006749a" officeooo:paragraph-rsid="0006749a" style:font-size-asian="11pt" style:font-weight-asian="bold" style:font-size-complex="11pt" style:font-weight-complex="bold"/>
    </style:style>
    <style:style style:name="P7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Harlow Solid Italic" fo:font-size="1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normal" style:font-name-complex="Lucida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73" style:family="paragraph">
      <loext:graphic-properties draw:fill-color="#e0c2cd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Harlow Solid Italic" fo:font-size="1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normal" style:font-name-complex="Lucida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74" style:family="paragraph">
      <loext:graphic-properties draw:fill-color="#e0c2cd"/>
    </style:style>
    <style:style style:name="P75" style:family="paragraph">
      <loext:graphic-properties draw:fill-color="#e0c2cd"/>
      <style:text-properties fo:font-size="12pt"/>
    </style:style>
    <style:style style:name="T1" style:family="text">
      <style:text-properties officeooo:rsid="0003a91b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font-name="Arial" fo:font-size="11pt" officeooo:rsid="000366f7" style:font-size-asian="11pt" style:font-size-complex="11pt"/>
    </style:style>
    <style:style style:name="T4" style:family="text">
      <style:text-properties style:font-name="Arial" fo:font-size="11pt" officeooo:rsid="0003a91b" style:font-size-asian="11pt" style:font-size-complex="11pt"/>
    </style:style>
    <style:style style:name="T5" style:family="text">
      <style:text-properties style:font-name="Arial" fo:font-size="11pt" officeooo:rsid="0004ecbc" style:font-size-asian="11pt" style:font-size-complex="11pt"/>
    </style:style>
    <style:style style:name="T6" style:family="text">
      <style:text-properties style:font-name="Arial" fo:font-size="11pt" officeooo:rsid="0006749a" style:font-size-asian="11pt" style:font-size-complex="11pt"/>
    </style:style>
    <style:style style:name="T7" style:family="text">
      <style:text-properties style:font-name="Arial" fo:font-size="11pt" officeooo:rsid="0007d9d9" style:font-size-asian="11pt" style:font-size-complex="11pt"/>
    </style:style>
    <style:style style:name="T8" style:family="text">
      <style:text-properties style:font-name="Arial" fo:font-size="11pt" officeooo:rsid="0007e40b" style:font-size-asian="11pt" style:font-size-complex="11pt"/>
    </style:style>
    <style:style style:name="T9" style:family="text">
      <style:text-properties style:font-name="Arial" fo:font-size="11pt" officeooo:rsid="00088c0b" style:font-size-asian="11pt" style:font-size-complex="11pt"/>
    </style:style>
    <style:style style:name="T10" style:family="text">
      <style:text-properties style:font-name="Arial" fo:font-size="11pt" officeooo:rsid="00091308" style:font-size-asian="11pt" style:font-size-complex="11pt"/>
    </style:style>
    <style:style style:name="T11" style:family="text">
      <style:text-properties style:font-name="Arial" fo:font-size="11pt" officeooo:rsid="000b21e5" style:font-size-asian="11pt" style:font-size-complex="11pt"/>
    </style:style>
    <style:style style:name="T12" style:family="text">
      <style:text-properties style:font-name="Arial" fo:font-size="11pt" officeooo:rsid="000c51d0" style:font-size-asian="11pt" style:font-size-complex="11pt"/>
    </style:style>
    <style:style style:name="T13" style:family="text">
      <style:text-properties style:font-name="Arial" fo:font-size="11pt" officeooo:rsid="001005b3" style:font-size-asian="11pt" style:font-size-complex="11pt"/>
    </style:style>
    <style:style style:name="T14" style:family="text">
      <style:text-properties style:font-name="Arial" fo:font-size="11pt" fo:font-style="normal" fo:font-weight="normal" officeooo:rsid="000c51d0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111df1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style:font-name="Arial" fo:font-size="11pt" fo:font-style="normal" style:font-size-asian="11pt" style:font-style-asian="normal" style:font-size-complex="11pt" style:font-style-complex="normal"/>
    </style:style>
    <style:style style:name="T17" style:family="text">
      <style:text-properties style:font-name="Arial" fo:font-size="11pt" fo:font-style="normal" officeooo:rsid="000e8930" style:font-size-asian="11pt" style:font-style-asian="normal" style:font-size-complex="11pt" style:font-style-complex="normal"/>
    </style:style>
    <style:style style:name="T18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9" style:family="text">
      <style:text-properties style:font-name="Arial" fo:font-size="11pt" fo:font-weight="normal" officeooo:rsid="0006749a" style:font-size-asian="11pt" style:font-weight-asian="normal" style:font-size-complex="11pt" style:font-weight-complex="normal"/>
    </style:style>
    <style:style style:name="T20" style:family="text">
      <style:text-properties style:font-name="Arial" fo:font-size="11pt" fo:font-weight="normal" officeooo:rsid="0007d9d9" style:font-size-asian="11pt" style:font-weight-asian="normal" style:font-size-complex="11pt" style:font-weight-complex="normal"/>
    </style:style>
    <style:style style:name="T21" style:family="text">
      <style:text-properties style:font-name="Arial" fo:font-size="11pt" fo:font-weight="normal" officeooo:rsid="0007e40b" style:font-size-asian="11pt" style:font-weight-asian="normal" style:font-size-complex="11pt" style:font-weight-complex="normal"/>
    </style:style>
    <style:style style:name="T22" style:family="text">
      <style:text-properties style:font-name="Arial" fo:font-size="11pt" fo:font-weight="normal" officeooo:rsid="00088c0b" style:font-size-asian="11pt" style:font-weight-asian="normal" style:font-size-complex="11pt" style:font-weight-complex="normal"/>
    </style:style>
    <style:style style:name="T23" style:family="text">
      <style:text-properties style:font-name="Arial" fo:font-size="11pt" fo:font-weight="normal" officeooo:rsid="00091308" style:font-size-asian="11pt" style:font-weight-asian="normal" style:font-size-complex="11pt" style:font-weight-complex="normal"/>
    </style:style>
    <style:style style:name="T24" style:family="text">
      <style:text-properties style:font-name="Arial" fo:font-size="11pt" fo:font-weight="normal" officeooo:rsid="000a0630" style:font-size-asian="11pt" style:font-weight-asian="normal" style:font-size-complex="11pt" style:font-weight-complex="normal"/>
    </style:style>
    <style:style style:name="T25" style:family="text">
      <style:text-properties style:font-name="Arial" fo:font-size="11pt" fo:font-weight="normal" officeooo:rsid="000b21e5" style:font-size-asian="11pt" style:font-weight-asian="normal" style:font-size-complex="11pt" style:font-weight-complex="normal"/>
    </style:style>
    <style:style style:name="T26" style:family="text">
      <style:text-properties style:font-name="Arial" fo:font-size="11pt" fo:font-weight="normal" officeooo:rsid="000c51d0" style:font-size-asian="11pt" style:font-weight-asian="normal" style:font-size-complex="11pt" style:font-weight-complex="normal"/>
    </style:style>
    <style:style style:name="T27" style:family="text">
      <style:text-properties style:font-name="Arial" fo:font-size="11pt" fo:font-weight="normal" officeooo:rsid="000d12d4" style:font-size-asian="11pt" style:font-weight-asian="normal" style:font-size-complex="11pt" style:font-weight-complex="normal"/>
    </style:style>
    <style:style style:name="T28" style:family="text">
      <style:text-properties style:font-name="Arial" fo:font-size="11pt" fo:font-weight="normal" officeooo:rsid="000e8930" style:font-size-asian="11pt" style:font-weight-asian="normal" style:font-size-complex="11pt" style:font-weight-complex="normal"/>
    </style:style>
    <style:style style:name="T29" style:family="text">
      <style:text-properties style:font-name="Arial" fo:font-size="11pt" fo:font-weight="normal" officeooo:rsid="00111df1" style:font-size-asian="11pt" style:font-weight-asian="normal" style:font-size-complex="11pt" style:font-weight-complex="normal"/>
    </style:style>
    <style:style style:name="T30" style:family="text">
      <style:text-properties style:font-name="Arial" fo:font-size="11pt" fo:font-style="italic" fo:font-weight="normal" officeooo:rsid="000c51d0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style:font-name="Arial" fo:font-size="11pt" fo:font-style="italic" fo:font-weight="normal" officeooo:rsid="000d12d4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style:font-name="Arial" fo:font-size="11pt" fo:font-style="italic" fo:font-weight="normal" officeooo:rsid="000e8930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34" style:family="text">
      <style:text-properties style:font-name="Arial" fo:font-size="11pt" fo:font-style="italic" officeooo:rsid="000b21e5" style:font-size-asian="11pt" style:font-style-asian="italic" style:font-size-complex="11pt" style:font-style-complex="italic"/>
    </style:style>
    <style:style style:name="T35" style:family="text">
      <style:text-properties style:font-name="Arial" fo:font-size="11pt" fo:font-style="italic" officeooo:rsid="000c51d0" style:font-size-asian="11pt" style:font-style-asian="italic" style:font-size-complex="11pt" style:font-style-complex="italic"/>
    </style:style>
    <style:style style:name="T3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7" style:family="text">
      <style:text-properties style:font-name="Arial" fo:font-size="11pt" fo:font-weight="bold" officeooo:rsid="0006749a" style:font-size-asian="11pt" style:font-weight-asian="bold" style:font-size-complex="11pt" style:font-weight-complex="bold"/>
    </style:style>
    <style:style style:name="T38" style:family="text">
      <style:text-properties style:font-name="Arial" fo:font-size="11pt" fo:font-weight="bold" officeooo:rsid="000c51d0" style:font-size-asian="11pt" style:font-weight-asian="bold" style:font-size-complex="11pt" style:font-weight-complex="bold"/>
    </style:style>
    <style:style style:name="T39" style:family="text">
      <style:text-properties style:font-name="Arial" fo:font-size="11pt" fo:font-weight="bold" officeooo:rsid="000e8930" style:font-size-asian="11pt" style:font-weight-asian="bold" style:font-size-complex="11pt" style:font-weight-complex="bold"/>
    </style:style>
    <style:style style:name="T40" style:family="text">
      <style:text-properties style:font-name="Arial" fo:font-size="14pt" fo:font-style="italic" fo:font-weight="bold" officeooo:rsid="00111df1" style:font-size-asian="14pt" style:font-style-asian="italic" style:font-weight-asian="bold" style:font-size-complex="14pt" style:font-style-complex="italic" style:font-weight-complex="bold"/>
    </style:style>
    <style:style style:name="T41" style:family="text">
      <style:text-properties style:font-name="Arial" fo:font-size="14pt" fo:font-style="italic" fo:font-weight="bold" officeooo:rsid="00120ac5" style:font-size-asian="14pt" style:font-style-asian="italic" style:font-weight-asian="bold" style:font-size-complex="14pt" style:font-style-complex="italic" style:font-weight-complex="bold"/>
    </style:style>
    <style:style style:name="T42" style:family="text">
      <style:text-properties fo:font-style="normal" fo:font-weight="normal" officeooo:rsid="0003a91b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04ecbc" style:font-style-asian="normal" style:font-weight-asian="normal" style:font-style-complex="normal" style:font-weight-complex="normal"/>
    </style:style>
    <style:style style:name="T44" style:family="text">
      <style:text-properties officeooo:rsid="0004ecbc"/>
    </style:style>
    <style:style style:name="T45" style:family="text">
      <style:text-properties officeooo:rsid="0006749a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088c0b" style:font-weight-asian="normal" style:font-weight-complex="normal"/>
    </style:style>
    <style:style style:name="T48" style:family="text">
      <style:text-properties fo:font-weight="normal" officeooo:rsid="000a0630" style:font-weight-asian="normal" style:font-weight-complex="normal"/>
    </style:style>
    <style:style style:name="T49" style:family="text">
      <style:text-properties fo:font-weight="bold" officeooo:rsid="0006749a" style:font-weight-asian="bold" style:font-weight-complex="bold"/>
    </style:style>
    <style:style style:name="T50" style:family="text">
      <style:text-properties fo:font-weight="bold" officeooo:rsid="00088c0b" style:font-weight-asian="bold" style:font-weight-complex="bold"/>
    </style:style>
    <style:style style:name="T51" style:family="text">
      <style:text-properties officeooo:rsid="0007d9d9"/>
    </style:style>
    <style:style style:name="T52" style:family="text">
      <style:text-properties officeooo:rsid="00088c0b"/>
    </style:style>
    <style:style style:name="T53" style:family="text">
      <style:text-properties officeooo:rsid="00091308"/>
    </style:style>
    <style:style style:name="T54" style:family="text">
      <style:text-properties officeooo:rsid="000a0630"/>
    </style:style>
    <style:style style:name="T55" style:family="text">
      <style:text-properties officeooo:rsid="000b21e5"/>
    </style:style>
    <style:style style:name="T56" style:family="text">
      <style:text-properties style:text-position="sub 58%" style:font-name="Arial" fo:font-size="11pt" officeooo:rsid="000b21e5" style:font-size-asian="11pt" style:font-size-complex="11pt"/>
    </style:style>
    <style:style style:name="T57" style:family="text">
      <style:text-properties style:text-position="0% 100%" style:font-name="Arial" fo:font-size="11pt" style:font-size-asian="11pt" style:font-size-complex="11pt"/>
    </style:style>
    <style:style style:name="T58" style:family="text">
      <style:text-properties style:text-position="0% 100%" style:font-name="Arial" fo:font-size="11pt" officeooo:rsid="000b21e5" style:font-size-asian="11pt" style:font-size-complex="11pt"/>
    </style:style>
    <style:style style:name="T59" style:family="text">
      <style:text-properties style:text-position="0% 100%" style:font-name="Arial" fo:font-size="11pt" fo:font-weight="normal" officeooo:rsid="000d12d4" style:font-size-asian="11pt" style:font-weight-asian="normal" style:font-size-complex="11pt" style:font-weight-complex="normal"/>
    </style:style>
    <style:style style:name="T60" style:family="text">
      <style:text-properties style:text-position="0% 100%" style:font-name="Arial" fo:font-size="11pt" fo:font-weight="normal" officeooo:rsid="001005b3" style:font-size-asian="11pt" style:font-weight-asian="normal" style:font-size-complex="11pt" style:font-weight-complex="normal"/>
    </style:style>
    <style:style style:name="T61" style:family="text">
      <style:text-properties style:text-position="0% 100%" style:font-name="Arial" fo:font-size="11pt" fo:font-style="normal" fo:font-weight="normal" officeooo:rsid="000d12d4" style:font-size-asian="11pt" style:font-style-asian="normal" style:font-weight-asian="normal" style:font-size-complex="11pt" style:font-style-complex="normal" style:font-weight-complex="normal"/>
    </style:style>
    <style:style style:name="T62" style:family="text">
      <style:text-properties style:text-position="0% 100%" style:font-name="Arial" fo:font-size="11pt" fo:font-style="normal" fo:font-weight="normal" officeooo:rsid="000e8930" style:font-size-asian="11pt" style:font-style-asian="normal" style:font-weight-asian="normal" style:font-size-complex="11pt" style:font-style-complex="normal" style:font-weight-complex="normal"/>
    </style:style>
    <style:style style:name="T63" style:family="text">
      <style:text-properties style:text-position="0% 100%" style:font-name="Arial" fo:font-size="11pt" fo:font-style="normal" fo:font-weight="normal" officeooo:rsid="001005b3" style:font-size-asian="11pt" style:font-style-asian="normal" style:font-weight-asian="normal" style:font-size-complex="11pt" style:font-style-complex="normal" style:font-weight-complex="normal"/>
    </style:style>
    <style:style style:name="T64" style:family="text">
      <style:text-properties style:text-position="0% 100%" style:font-name="Arial" fo:font-size="11pt" fo:font-style="italic" fo:font-weight="normal" officeooo:rsid="000d12d4" style:font-size-asian="11pt" style:font-style-asian="italic" style:font-weight-asian="normal" style:font-size-complex="11pt" style:font-style-complex="italic" style:font-weight-complex="normal"/>
    </style:style>
    <style:style style:name="T65" style:family="text">
      <style:text-properties style:text-position="0% 100%" style:font-name="Arial" fo:font-size="11pt" fo:font-style="italic" fo:font-weight="normal" officeooo:rsid="000c51d0" style:font-size-asian="11pt" style:font-style-asian="italic" style:font-weight-asian="normal" style:font-size-complex="11pt" style:font-style-complex="italic" style:font-weight-complex="normal"/>
    </style:style>
    <style:style style:name="T66" style:family="text">
      <style:text-properties style:text-position="0% 100%" style:font-name="Arial" fo:font-size="11pt" fo:font-style="italic" fo:font-weight="normal" officeooo:rsid="001005b3" style:font-size-asian="11pt" style:font-style-asian="italic" style:font-weight-asian="normal" style:font-size-complex="11pt" style:font-style-complex="italic" style:font-weight-complex="normal"/>
    </style:style>
    <style:style style:name="T67" style:family="text">
      <style:text-properties officeooo:rsid="000c51d0"/>
    </style:style>
    <style:style style:name="T68" style:family="text">
      <style:text-properties style:text-position="super 58%" style:font-name="Arial" fo:font-size="11pt" fo:font-style="normal" fo:font-weight="normal" officeooo:rsid="000d12d4" style:font-size-asian="11pt" style:font-style-asian="normal" style:font-weight-asian="normal" style:font-size-complex="11pt" style:font-style-complex="normal" style:font-weight-complex="normal"/>
    </style:style>
    <style:style style:name="T69" style:family="text">
      <style:text-properties style:text-position="super 58%" style:font-name="Arial" fo:font-size="11pt" fo:font-style="normal" fo:font-weight="normal" officeooo:rsid="000e8930" style:font-size-asian="11pt" style:font-style-asian="normal" style:font-weight-asian="normal" style:font-size-complex="11pt" style:font-style-complex="normal" style:font-weight-complex="normal"/>
    </style:style>
    <style:style style:name="T70" style:family="text">
      <style:text-properties style:text-position="super 58%" style:font-name="Arial" fo:font-size="11pt" fo:font-style="italic" fo:font-weight="normal" officeooo:rsid="000d12d4" style:font-size-asian="11pt" style:font-style-asian="italic" style:font-weight-asian="normal" style:font-size-complex="11pt" style:font-style-complex="italic" style:font-weight-complex="normal"/>
    </style:style>
    <style:style style:name="T71" style:family="text">
      <style:text-properties officeooo:rsid="00111df1"/>
    </style:style>
    <style:style style:name="T72" style:family="text">
      <style:text-properties officeooo:rsid="00120ac5"/>
    </style:style>
    <style:style style:name="T73" style:family="text">
      <style:text-properties style:font-name="Arial" fo:font-size="10pt" style:font-size-asian="10pt" style:font-size-complex="10pt"/>
    </style:style>
    <style:style style:name="T74" style:family="text">
      <style:text-properties style:font-name="Arial" fo:font-size="10pt" officeooo:rsid="00120ac5" style:font-size-asian="10pt" style:font-size-complex="10pt"/>
    </style:style>
    <style:style style:name="T75" style:family="text">
      <style:text-properties style:font-name="Arial" fo:font-size="10pt" officeooo:rsid="00131894" style:font-size-asian="10pt" style:font-size-complex="10pt"/>
    </style:style>
    <style:style style:name="T76" style:family="text">
      <style:text-properties officeooo:rsid="00131894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Harlow Solid Italic" fo:font-size="1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normal" style:font-name-complex="Lucida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3cm" svg:stroke-color="#e0c2cd" draw:marker-start-width="0.801cm" draw:marker-end-width="0.801cm" draw:fill-color="#e0c2cd" draw:textarea-horizontal-align="justify" draw:textarea-vertical-align="middle" draw:auto-grow-height="false" fo:min-height="1.875cm" fo:min-width="2.205cm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e0c2cd" draw:fill-color="#e0c2cd" draw:textarea-horizontal-align="justify" draw:textarea-vertical-align="middle" draw:auto-grow-height="false" fo:min-height="0.499cm" fo:min-width="13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99cm" svg:stroke-color="#e0c2cd" draw:marker-start-width="0.651cm" draw:marker-end-width="0.651cm" draw:fill-color="#e0c2cd" draw:textarea-horizontal-align="justify" draw:textarea-vertical-align="middle" draw:auto-grow-height="false" fo:min-height="0.64cm" fo:min-width="1.09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99cm" svg:stroke-color="#e0c2cd" draw:marker-start-width="0.651cm" draw:marker-end-width="0.651cm" draw:fill-color="#e0c2cd" draw:textarea-horizontal-align="justify" draw:textarea-vertical-align="middle" draw:auto-grow-height="false" fo:min-height="0.614cm" fo:min-width="1.25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Forma1" draw:style-name="gr4" draw:text-style-name="P74" svg:width="2.502cm" svg:height="2.502cm" draw:transform="rotate (-1.5690509975429) translate (2.619375cm -0.00352777777777778cm)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" draw:name="Forma1_0" draw:style-name="gr3" draw:text-style-name="P75" svg:width="2.585cm" svg:height="2.587cm" draw:transform="skewX (-0.000698131700797732) rotate (1.57393791944849) translate (14.5362083333333cm 25.5940277777778cm)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2º Períod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draw:custom-shape text:anchor-type="paragraph" draw:z-index="2" draw:name="Forma2" draw:style-name="gr2" draw:text-style-name="P74" svg:width="13.502cm" svg:height="0.5cm" svg:x="1.621cm" svg:y="2.976cm"><text:p/><draw:enhanced-geometry svg:viewBox="0 0 21600 21600" draw:type="rectangle" draw:enhanced-path="M 0 0 L 21600 0 21600 21600 0 21600 0 0 Z N"/></draw:custom-shape>Matemática</text:p>
      <text:p text:style-name="P1">Discret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"><draw:custom-shape text:anchor-type="paragraph" draw:z-index="3" draw:name="Forma4_0" draw:style-name="gr1" draw:text-style-name="P73" svg:width="2.5cm" svg:height="2.701cm" svg:x="-0.711cm" svg:y="-1.898cm"><text:p text:style-name="P72"><text:span text:style-name="T77"><text:s/></text:span><text:span text:style-name="T77">Semana </text:span></text:p><text:p text:style-name="P72"><text:span text:style-name="T77">1 - 2</text:span></text:p>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</draw:custom-shape><text:soft-page-break/></text:p>
      <text:p text:style-name="P28">Conjuntos</text:p>
      <text:p text:style-name="P29"><text:span text:style-name="T3"><text:tab/>C</text:span><text:span text:style-name="T2">onjunto </text:span><text:span text:style-name="T3">é</text:span><text:span text:style-name="T2"> uma cole</text:span><text:span text:style-name="T3">çã</text:span><text:span text:style-name="T2">o de objetos. Em alguns casos, podemos dizer que elementos dos conjuntos possuem alguma propriedade em comum, al</text:span><text:span text:style-name="T4">é</text:span><text:span text:style-name="T2">m de pertencerem ao mesmo conjunto; assim qualquer objeto que possua esta propriedade pertence ao conjunto espec</text:span><text:span text:style-name="T4">í</text:span><text:span text:style-name="T2">fico e todo objeto que n</text:span><text:span text:style-name="T4">ã</text:span><text:span text:style-name="T2">o possui a mesma propriedade n</text:span><text:span text:style-name="T4">ã</text:span><text:span text:style-name="T2">o pertence a tal conjunto.</text:span></text:p>
      <text:p text:style-name="P15"/>
      <text:list xml:id="list1631927306" text:style-name="L1">
        <text:list-item>
          <text:p text:style-name="P48">N<text:span text:style-name="T45">OTAÇÃO</text:span></text:p>
        </text:list-item>
      </text:list>
      <text:p text:style-name="P6"><text:span text:style-name="T42"><text:tab/>Usaremos letras maiúsculas para denotar conjuntos e o símbolo</text:span><text:span text:style-name="T42"><draw:frame draw:style-name="fr2" draw:name="Objeto1" text:anchor-type="as-char" svg:y="-0.377cm" svg:width="0.758cm" svg:height="0.467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42"> para denotar pertinência em um </text:span>conjunto. Assim,<draw:frame draw:style-name="fr2" draw:name="Objeto2" text:anchor-type="as-char" svg:y="-0.377cm" svg:width="1.083cm" svg:height="0.467cm" draw:z-index="5"><draw:object xlink:href="./Object 2" xlink:type="simple" xlink:show="embed" xlink:actuate="onLoad"/><draw:image xlink:href="./ObjectReplacements/Object 2" xlink:type="simple" xlink:show="embed" xlink:actuate="onLoad"/><svg:desc>fórmula</svg:desc></draw:frame>significa que o objeto a pertence ao conjunto A, ou tamb<text:span text:style-name="T1">é</text:span>m que a <text:span text:style-name="T1">é</text:span> um elemento de A; e <draw:frame draw:style-name="fr2" draw:name="Objeto3" text:anchor-type="as-char" svg:y="-0.377cm" svg:width="1.083cm" svg:height="0.467cm" draw:z-index="6"><draw:object xlink:href="./Object 3" xlink:type="simple" xlink:show="embed" xlink:actuate="onLoad"/><draw:image xlink:href="./ObjectReplacements/Object 3" xlink:type="simple" xlink:show="embed" xlink:actuate="onLoad"/><svg:desc>fórmula</svg:desc></draw:frame>significa que o objeto b n<text:span text:style-name="T1">ã</text:span>o pertence ao conjunto A (ou simplesmente que b <text:span text:style-name="T42">não é um elemento de A).</text:span></text:p>
      <text:p text:style-name="P6"><text:span text:style-name="T42"><text:tab/>Se </text:span><text:span text:style-name="T42"><draw:frame draw:style-name="fr2" draw:name="Objeto4" text:anchor-type="as-char" svg:y="-0.377cm" svg:width="9.363cm" svg:height="0.492cm" draw:z-index="7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p>
      <text:p text:style-name="P6"><text:span text:style-name="T42"><text:tab/>Os elementos em um conjunto n</text:span><text:span text:style-name="T43">ã</text:span>o t<text:span text:style-name="T44">ê</text:span>m nenhuma ordem, de modo que <text:span text:style-name="T44">{</text:span>violeta, verde, castanho<text:span text:style-name="T44">}</text:span> <text:span text:style-name="T44">é</text:span> o mesmo que <text:span text:style-name="T44">{</text:span>violeta, castanho, verde<text:span text:style-name="T44">}</text:span>. Al<text:span text:style-name="T44">é</text:span>m disso, cada elemento do conjunto <text:span text:style-name="T44">é</text:span> listado apenas uma vez. Dois conjuntos s<text:span text:style-name="T44">ã</text:span>o iguais se cont<text:span text:style-name="T44">ê</text:span>m os mesmos elementos.</text:p>
      <text:p text:style-name="P10"><text:tab/><text:tab/><text:tab/><draw:frame draw:style-name="fr2" draw:name="Objeto5" text:anchor-type="as-char" svg:y="-0.377cm" svg:width="1.164cm" svg:height="0.467cm" draw:z-index="8"><draw:object xlink:href="./Object 5" xlink:type="simple" xlink:show="embed" xlink:actuate="onLoad"/><draw:image xlink:href="./ObjectReplacements/Object 5" xlink:type="simple" xlink:show="embed" xlink:actuate="onLoad"/><svg:desc>fórmula</svg:desc></draw:frame><text:span text:style-name="T44">significa </text:span><text:span text:style-name="T44"><draw:frame draw:style-name="fr2" draw:name="Objeto6" text:anchor-type="as-char" svg:y="-0.386cm" svg:width="6.757cm" svg:height="0.506cm" draw:z-index="9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p>
      <text:p text:style-name="P30"><text:span text:style-name="T2"><text:tab/>Um conjunto que n</text:span><text:span text:style-name="T5">ã</text:span><text:span text:style-name="T2">o possui elementos </text:span><text:span text:style-name="T5">é</text:span><text:span text:style-name="T2"> chamado de conjunto vazio, e </text:span><text:span text:style-name="T5">é</text:span><text:span text:style-name="T2"> representado por </text:span><text:span text:style-name="T2"><draw:frame draw:style-name="fr2" draw:name="Objeto7" text:anchor-type="as-char" svg:y="-0.295cm" svg:width="0.57cm" svg:height="0.385cm" draw:z-index="10"><draw:object xlink:href="./Object 7" xlink:type="simple" xlink:show="embed" xlink:actuate="onLoad"/><draw:image xlink:href="./ObjectReplacements/Object 7" xlink:type="simple" xlink:show="embed" xlink:actuate="onLoad"/></draw:frame></text:span><text:span text:style-name="T2">ou simplesmente por </text:span><text:span text:style-name="T5">{ }.</text:span></text:p>
      <text:p text:style-name="P46"><text:span text:style-name="T5"><text:tab/>Os conjuntos podem ser representados de diversas maneiras analí</text:span><text:span text:style-name="T2">ticas e gr</text:span><text:span text:style-name="T5">á</text:span><text:span text:style-name="T2">ficas. Em geral a representa</text:span><text:span text:style-name="T5">çã</text:span><text:span text:style-name="T2">o de um conjunto </text:span><text:span text:style-name="T5">é</text:span><text:span text:style-name="T2"> suficiente para identificar quais elementos pertencem ou n</text:span><text:span text:style-name="T5">ã</text:span><text:span text:style-name="T2">o pertencem ao conjunto em quest</text:span><text:span text:style-name="T5">ã</text:span><text:span text:style-name="T2">o.</text:span></text:p>
      <text:list xml:id="list3705057697" text:style-name="L2">
        <text:list-item>
          <text:p text:style-name="P69">Representação por Descrição</text:p>
        </text:list-item>
      </text:list>
      <text:p text:style-name="P47"><text:span text:style-name="T37"><text:tab/></text:span><text:span text:style-name="T19">A representação por descrição é uma representação baseada em linguagem natural, por exemplo: “O </text:span><text:span text:style-name="T18">conjunto A possui todos os n</text:span><text:span text:style-name="T19">ú</text:span><text:span text:style-name="T18">meros pares maiores que 5 e menores que 10”, assim sabemos que o </text:span><text:span text:style-name="T19">conjunto A possui os elementos 6 e 8.</text:span></text:p>
      <text:list xml:id="list2939226401" text:style-name="L3">
        <text:list-item>
          <text:p text:style-name="P70">Representação por Lista</text:p>
        </text:list-item>
      </text:list>
      <text:p text:style-name="P47"><text:span text:style-name="T19"><text:tab/>A representação por listagem consiste em elencar todos os elementos, por exemplo: </text:span><draw:frame draw:style-name="fr2" draw:name="Objeto8" text:anchor-type="as-char" svg:y="-0.377cm" svg:width="1.85cm" svg:height="0.492cm" draw:z-index="11"><draw:object xlink:href="./Object 8" xlink:type="simple" xlink:show="embed" xlink:actuate="onLoad"/><draw:image xlink:href="./ObjectReplacements/Object 8" xlink:type="simple" xlink:show="embed" xlink:actuate="onLoad"/><svg:desc>fórmula</svg:desc></draw:frame>.</text:p>
      <text:list xml:id="list3435955652" text:style-name="L4">
        <text:list-item>
          <text:p text:style-name="P71">Representação por Predicados</text:p>
        </text:list-item>
      </text:list>
      <text:p text:style-name="P47"><text:span text:style-name="T19"><text:tab/>A representação por predicados consiste em descrever através de propriedades predicativas, por exemplo: </text:span><text:span text:style-name="T18">P(x) </text:span><text:span text:style-name="T19">é</text:span><text:span text:style-name="T18"> um predicado verdadeiro sempre que x </text:span><text:span text:style-name="T19">é</text:span><text:span text:style-name="T18"> um n</text:span><text:span text:style-name="T19">ú</text:span><text:span text:style-name="T18">mero </text:span><text:span text:style-name="T19">í</text:span><text:span text:style-name="T18">mpar positivo, ent</text:span><text:span text:style-name="T19">ã</text:span><text:span text:style-name="T18">o </text:span><text:span text:style-name="T18"><draw:frame draw:style-name="fr2" draw:name="Objeto9" text:anchor-type="as-char" svg:y="-0.386cm" svg:width="2.441cm" svg:height="0.506cm" draw:z-index="12"><draw:object xlink:href="./Object 9" xlink:type="simple" xlink:show="embed" xlink:actuate="onLoad"/><draw:image xlink:href="./ObjectReplacements/Object 9" xlink:type="simple" xlink:show="embed" xlink:actuate="onLoad"/><svg:desc>fórmula</svg:desc></draw:frame></text:span><text:span text:style-name="T19">é o conjunto que contém os números ímpares,</text:span><draw:frame draw:style-name="fr2" draw:name="Objeto10" text:anchor-type="as-char" svg:y="-0.377cm" svg:width="2.856cm" svg:height="0.492cm" draw:z-index="13"><draw:object xlink:href="./Object 10" xlink:type="simple" xlink:show="embed" xlink:actuate="onLoad"/><draw:image xlink:href="./ObjectReplacements/Object 10" xlink:type="simple" xlink:show="embed" xlink:actuate="onLoad"/><svg:desc>fórmula</svg:desc></draw:frame>.</text:p>
      <text:p text:style-name="P47"><text:soft-page-break/><text:span text:style-name="T19"><text:tab/>Podemos entender que o a formulação</text:span><text:span text:style-name="T2"> por predicados </text:span><text:span text:style-name="T6">é</text:span><text:span text:style-name="T2"> uma forma de representa</text:span><text:span text:style-name="T6">çã</text:span><text:span text:style-name="T2">o por uma fórmula </text:span><text:span text:style-name="T6">ló</text:span><text:span text:style-name="T2">gica, sempre que o predicado for verdadeiro para algum elemento, ent</text:span><text:span text:style-name="T6">ã</text:span><text:span text:style-name="T2">o aquele elemento pertence ao conjunto.</text:span></text:p>
      <text:p text:style-name="P45"><text:tab/><text:span text:style-name="T49">Ex.:</text:span></text:p>
      <text:p text:style-name="P29"><text:span text:style-name="T2"><text:tab/><text:tab/>a) P(x): x </text:span><text:span text:style-name="T7">é</text:span><text:span text:style-name="T2"> um n</text:span><text:span text:style-name="T7">ú</text:span><text:span text:style-name="T2">mero ímpar;</text:span></text:p>
      <text:p text:style-name="P7"><text:tab/><text:tab/>b) Q(x): x <text:span text:style-name="T51">é</text:span> um n<text:span text:style-name="T51">ú</text:span>mero par;</text:p>
      <text:p text:style-name="P7"><text:tab/><text:tab/>c) R(x): x <text:span text:style-name="T51">é</text:span> um n<text:span text:style-name="T51">ú</text:span>mero positivo;</text:p>
      <text:p text:style-name="P7"><text:tab/><text:tab/>d) S(x): x <text:span text:style-name="T51">é</text:span> um n<text:span text:style-name="T51">ú</text:span>mero negativo.</text:p>
      <text:p text:style-name="P7"><text:tab/><draw:frame draw:style-name="fr2" draw:name="Objeto11" text:anchor-type="as-char" svg:y="-0.386cm" svg:width="2.441cm" svg:height="0.506cm" draw:z-index="14"><draw:object xlink:href="./Object 11" xlink:type="simple" xlink:show="embed" xlink:actuate="onLoad"/><draw:image xlink:href="./ObjectReplacements/Object 11" xlink:type="simple" xlink:show="embed" xlink:actuate="onLoad"/><svg:desc>fórmula</svg:desc></draw:frame>, tam<text:span text:style-name="T51">bé</text:span>m pode ser representado por C = <text:span text:style-name="T51">{1, 3, 5, 7, …}</text:span></text:p>
      <text:p text:style-name="P7"><text:tab/><draw:frame draw:style-name="fr2" draw:name="Objeto12" text:anchor-type="as-char" svg:y="-0.386cm" svg:width="3.715cm" svg:height="0.506cm" draw:z-index="15"><draw:object xlink:href="./Object 12" xlink:type="simple" xlink:show="embed" xlink:actuate="onLoad"/><draw:image xlink:href="./ObjectReplacements/Object 12" xlink:type="simple" xlink:show="embed" xlink:actuate="onLoad"/><svg:desc>fórmula</svg:desc></draw:frame>, tam<text:span text:style-name="T51">bé</text:span>m pode ser representado por D = <text:span text:style-name="T51">{ } = </text:span><draw:frame draw:style-name="fr2" draw:name="Objeto13" text:anchor-type="as-char" svg:y="-0.295cm" svg:width="0.57cm" svg:height="0.385cm" draw:z-index="16"><draw:object xlink:href="./Object 13" xlink:type="simple" xlink:show="embed" xlink:actuate="onLoad"/><draw:image xlink:href="./ObjectReplacements/Object 13" xlink:type="simple" xlink:show="embed" xlink:actuate="onLoad"/><svg:desc>fórmula</svg:desc></draw:frame>.</text:p>
      <text:list xml:id="list383493481" text:style-name="L5">
        <text:list-item>
          <text:p text:style-name="P50">Representação por Recorrência</text:p>
        </text:list-item>
      </text:list>
      <text:p text:style-name="P31"><text:span text:style-name="T20"><text:tab/>A representação por recorrência consiste em estabelecer regras de formação para o conjunto. Essas </text:span><text:span text:style-name="T18">regras s</text:span><text:span text:style-name="T20">ã</text:span><text:span text:style-name="T18">o divididas em dois grupos: </text:span></text:p>
      <text:p text:style-name="P18"><text:tab/>1) Regras bases, que estabelecem quais os elementos que pertencem diretamente ao conjunto;</text:p>
      <text:p text:style-name="P31"><text:span text:style-name="T18"><text:tab/>2) Regras de forma</text:span><text:span text:style-name="T20">ção</text:span><text:span text:style-name="T18">, estabelece itera</text:span><text:span text:style-name="T20">çõ</text:span><text:span text:style-name="T18">es sobre os elementos do </text:span><text:span text:style-name="T20">conjunto para encontrar novos elementos.</text:span></text:p>
      <text:p text:style-name="P42"><text:span text:style-name="T18"><text:tab/></text:span><text:span text:style-name="T36">Ex.:</text:span></text:p>
      <text:p text:style-name="P18"><text:span text:style-name="T51"><text:tab/><text:tab/></text:span>1) <draw:frame draw:style-name="fr2" draw:name="Objeto14" text:anchor-type="as-char" svg:y="-0.377cm" svg:width="1.044cm" svg:height="0.467cm" draw:z-index="17"><draw:object xlink:href="./Object 14" xlink:type="simple" xlink:show="embed" xlink:actuate="onLoad"/><draw:image xlink:href="./ObjectReplacements/Object 14" xlink:type="simple" xlink:show="embed" xlink:actuate="onLoad"/></draw:frame>;</text:p>
      <text:p text:style-name="P31"><text:span text:style-name="T20"><text:tab/><text:tab/>2) Se </text:span><text:span text:style-name="T20"><draw:frame draw:style-name="fr2" draw:name="Objeto15" text:anchor-type="as-char" svg:y="-0.377cm" svg:width="1.053cm" svg:height="0.467cm" draw:z-index="18"><draw:object xlink:href="./Object 15" xlink:type="simple" xlink:show="embed" xlink:actuate="onLoad"/><draw:image xlink:href="./ObjectReplacements/Object 15" xlink:type="simple" xlink:show="embed" xlink:actuate="onLoad"/><svg:desc>fórmula</svg:desc></draw:frame></text:span><text:span text:style-name="T20">, então </text:span><text:span text:style-name="T20"><draw:frame draw:style-name="fr2" draw:name="Objeto16" text:anchor-type="as-char" svg:y="-0.386cm" svg:width="1.863cm" svg:height="0.506cm" draw:z-index="19"><draw:object xlink:href="./Object 16" xlink:type="simple" xlink:show="embed" xlink:actuate="onLoad"/><draw:image xlink:href="./ObjectReplacements/Object 16" xlink:type="simple" xlink:show="embed" xlink:actuate="onLoad"/><svg:desc>fórmula</svg:desc></draw:frame></text:span><text:span text:style-name="T20">.</text:span></text:p>
      <text:p text:style-name="P21"><text:tab/><text:tab/>Portanto: E = {2, 4, 6, …}.</text:p>
      <text:p text:style-name="P21"/>
      <text:list xml:id="list2581746140" text:style-name="L6">
        <text:list-item>
          <text:p text:style-name="P51">CARDINALIDADE</text:p>
        </text:list-item>
      </text:list>
      <text:p text:style-name="P29"><text:span text:style-name="T2"><text:tab/>Dado um conjunto S a cardinalidade, representada por </text:span><text:span text:style-name="T2"><draw:frame draw:style-name="fr2" draw:name="Objeto17" text:anchor-type="as-char" svg:y="-0.377cm" svg:width="0.714cm" svg:height="0.489cm" draw:z-index="20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2">, de um conjunto refere-se a quantidade de elementos que o conjunto possui, nesse contexto dizemos que o conjunto pode ser finito ou infinito. O conjunto ser´a finito quando a sua cardinalidade for um n</text:span><text:span text:style-name="T8">ú</text:span><text:span text:style-name="T2">mero natural, ou seja, se</text:span><text:span text:style-name="T2"><draw:frame draw:style-name="fr2" draw:name="Objeto18" text:anchor-type="as-char" svg:y="-0.377cm" svg:width="1.328cm" svg:height="0.489cm" draw:z-index="21"><draw:object xlink:href="./Object 18" xlink:type="simple" xlink:show="embed" xlink:actuate="onLoad"/><draw:image xlink:href="./ObjectReplacements/Object 18" xlink:type="simple" xlink:show="embed" xlink:actuate="onLoad"/><svg:desc>fórmula</svg:desc></draw:frame></text:span><text:span text:style-name="T2">, por outro lado, dizemos que S </text:span><text:span text:style-name="T8">é</text:span><text:span text:style-name="T2"> um conjunto infinito quando ele for t</text:span><text:span text:style-name="T8">ã</text:span><text:span text:style-name="T2">o grande quanto se queira (o conjunto E </text:span><text:span text:style-name="T8">é</text:span><text:span text:style-name="T2"> um exemplo de conjunto infinito). O conjunto vazio possui cardinalidade zero</text:span><text:span text:style-name="T8">: </text:span><text:span text:style-name="T8"><draw:frame draw:style-name="fr2" draw:name="Objeto19" text:anchor-type="as-char" svg:y="-0.356cm" svg:width="0.843cm" svg:height="0.467cm" draw:z-index="22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T2"><text:s/>= 0.</text:span></text:p>
      <text:p text:style-name="P5"/>
      <text:list xml:id="list2452139020" text:style-name="L7">
        <text:list-item>
          <text:p text:style-name="P52">SUBCONJUNTOS</text:p>
        </text:list-item>
      </text:list>
      <text:p text:style-name="P29"><text:span text:style-name="T2"><text:tab/>Sejam F = </text:span><text:span text:style-name="T8">{ </text:span><text:span text:style-name="T2">2; 3; 5; 12 </text:span><text:span text:style-name="T8">}</text:span><text:span text:style-name="T2"> e G = </text:span><text:span text:style-name="T8">{ </text:span><text:span text:style-name="T2">2; 3; 4; 5; 9; 12</text:span><text:span text:style-name="T8">}</text:span><text:span text:style-name="T2"> dois conjuntos, podemos perceber que todo elemento que est</text:span><text:span text:style-name="T8">á</text:span><text:span text:style-name="T2"> em F tamb</text:span><text:span text:style-name="T8">é</text:span><text:span text:style-name="T2">m est</text:span><text:span text:style-name="T8">á</text:span><text:span text:style-name="T2"> em G, portanto dizemos que F </text:span><text:span text:style-name="T8">é</text:span><text:span text:style-name="T2"> um subconjunto de G. <text:tab/>Uma defini</text:span><text:span text:style-name="T8">çã</text:span><text:span text:style-name="T2">o mais formal seria: dados dois conjuntos S e T, dizemos que S </text:span><text:span text:style-name="T8">é</text:span><text:span text:style-name="T2"> subconjunto de T se:</text:span></text:p>
      <text:p text:style-name="P11"><draw:frame draw:style-name="fr2" draw:name="Objeto20" text:anchor-type="as-char" svg:y="-0.386cm" svg:width="3.593cm" svg:height="0.506cm" draw:z-index="23"><draw:object xlink:href="./Object 20" xlink:type="simple" xlink:show="embed" xlink:actuate="onLoad"/><draw:image xlink:href="./ObjectReplacements/Object 20" xlink:type="simple" xlink:show="embed" xlink:actuate="onLoad"/></draw:frame></text:p>
      <text:p text:style-name="P32"><text:soft-page-break/><text:span text:style-name="T18"><text:tab/>Se um conjunto S for subconjunto de um conjunto T, escreveremos </text:span><text:span text:style-name="T18"><draw:frame draw:style-name="fr2" draw:name="Objeto21" text:anchor-type="as-char" svg:y="-0.377cm" svg:width="1.078cm" svg:height="0.467cm" draw:z-index="24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18">, mas se existe pelo menos um elemento de S que n˜ao est</text:span><text:span text:style-name="T21">á</text:span><text:span text:style-name="T18"> em T dizemos que S </text:span><text:span text:style-name="T21">é</text:span><text:span text:style-name="T18"> um subconjunto pr</text:span><text:span text:style-name="T21">ó</text:span><text:span text:style-name="T18">prio de T e podemos escrever como </text:span><text:span text:style-name="T18"><draw:frame draw:style-name="fr2" draw:name="Objeto22" text:anchor-type="as-char" svg:y="-0.377cm" svg:width="1.078cm" svg:height="0.467cm" draw:z-index="25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18">.</text:span></text:p>
      <text:p text:style-name="P29"><text:span text:style-name="T18"><text:tab/>Observe que com a definição de subconjuntos, podemos entender que dois conjuntos S e T s</text:span><text:span text:style-name="T22">ã</text:span><text:span text:style-name="T18">o iguais se, e somente se, </text:span><text:span text:style-name="T18"><draw:frame draw:style-name="fr2" draw:name="Objeto23" text:anchor-type="as-char" svg:y="-0.377cm" svg:width="1.078cm" svg:height="0.467cm" draw:z-index="26"><draw:object xlink:href="./Object 23" xlink:type="simple" xlink:show="embed" xlink:actuate="onLoad"/><draw:image xlink:href="./ObjectReplacements/Object 23" xlink:type="simple" xlink:show="embed" xlink:actuate="onLoad"/><svg:desc>fórmula</svg:desc></draw:frame></text:span><text:span text:style-name="T18">e </text:span><text:span text:style-name="T18"><draw:frame draw:style-name="fr2" draw:name="Objeto24" text:anchor-type="as-char" svg:y="-0.377cm" svg:width="1.078cm" svg:height="0.467cm" draw:z-index="27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18">.</text:span></text:p>
      <text:p text:style-name="P17"/>
      <text:list xml:id="list2713203889" text:style-name="L8">
        <text:list-item>
          <text:p text:style-name="P53">CONJUNTO DAS PARTES</text:p>
        </text:list-item>
      </text:list>
      <text:p text:style-name="P33"><text:span text:style-name="T22"><text:tab/>Observe que inicialmente utilizamos os objetos como elementos básicos dentro do universo que estamos </text:span><text:span text:style-name="T2">trabalhando. Por</text:span><text:span text:style-name="T9">é</text:span><text:span text:style-name="T2">m esta ideia inicial ´e equivocada, pois podemos ter conjuntos como elementos de outros conjuntos e ´e onde costumamos encontrar alguns problemas de interpretação. Por exemplo, </text:span><text:span text:style-name="T22">sejam H = { 1, 2 { 3 } } e I = { { 1, 2 }, 3 }, temos:</text:span></text:p>
      <text:p text:style-name="P22"><draw:frame draw:style-name="fr2" draw:name="Objeto25" text:anchor-type="as-char" svg:y="-0.377cm" svg:width="2.057cm" svg:height="0.467cm" draw:z-index="28"><draw:object xlink:href="./Object 25" xlink:type="simple" xlink:show="embed" xlink:actuate="onLoad"/><draw:image xlink:href="./ObjectReplacements/Object 25" xlink:type="simple" xlink:show="embed" xlink:actuate="onLoad"/></draw:frame></text:p>
      <text:p text:style-name="P22"><draw:frame draw:style-name="fr2" draw:name="Objeto26" text:anchor-type="as-char" svg:y="-0.377cm" svg:width="2.071cm" svg:height="0.467cm" draw:z-index="29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22"><draw:frame draw:style-name="fr2" draw:name="Objeto27" text:anchor-type="as-char" svg:y="-0.377cm" svg:width="2.679cm" svg:height="0.492cm" draw:z-index="30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<text:p text:style-name="P22"><draw:frame draw:style-name="fr2" draw:name="Objeto28" text:anchor-type="as-char" svg:y="-0.377cm" svg:width="3.485cm" svg:height="0.492cm" draw:z-index="31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22"><draw:frame draw:style-name="fr2" draw:name="Objeto29" text:anchor-type="as-char" svg:y="-0.377cm" svg:width="2.492cm" svg:height="0.489cm" draw:z-index="32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<text:p text:style-name="P8"><text:span text:style-name="T47"><text:tab/>Dito isso, dado um conjunto </text:span>S, o conjunto das partes de S (P(S)) <text:span text:style-name="T52">é</text:span> um conjunto formado por todos os subconjuntos de S.</text:p>
      <text:p text:style-name="P8"><text:tab/><text:span text:style-name="T50">Ex.:</text:span><text:span text:style-name="T52"> seja J = { 1, 2, 3 } então P(J)= { </text:span><text:span text:style-name="T52"><draw:frame draw:style-name="fr2" draw:name="Objeto30" text:anchor-type="as-char" svg:y="-0.363cm" svg:width="0.901cm" svg:height="0.48cm" draw:z-index="33"><draw:object xlink:href="./Object 30" xlink:type="simple" xlink:show="embed" xlink:actuate="onLoad"/><draw:image xlink:href="./ObjectReplacements/Object 30" xlink:type="simple" xlink:show="embed" xlink:actuate="onLoad"/><svg:desc>fórmula</svg:desc></draw:frame></text:span><text:span text:style-name="T52">, { 1 }, { 2 }, { 3 }, { 1, 2 }, {1, 3} { 2, 3}, {1, 2, 3}}</text:span></text:p>
      <text:p text:style-name="P33"><text:span text:style-name="T2"><text:tab/>Uma maneira intuitiva de pensarmos o conjunto das partes ´e lembrar que ele cont</text:span><text:span text:style-name="T10">é</text:span><text:span text:style-name="T2">m todos os subconjuntos de cardinalidade zero (0), cont</text:span><text:span text:style-name="T10">é</text:span><text:span text:style-name="T2">m tamb</text:span><text:span text:style-name="T10">é</text:span><text:span text:style-name="T2">m os de cardinalidade 2, 3, assim por diante at</text:span><text:span text:style-name="T10">é</text:span><text:span text:style-name="T2"> o conjunto inteiro (que </text:span><text:span text:style-name="T10">é</text:span><text:span text:style-name="T2"> subconjunto dele mesmo).</text:span></text:p>
      <text:p text:style-name="P34"><text:span text:style-name="T10"><text:tab/>É </text:span><text:span text:style-name="T2">importante perceber que para qualquer conjunto S, a cardinalidade do conjunto das partes de S </text:span><text:span text:style-name="T10">é</text:span><text:span text:style-name="T2"> sempre maior que a cardinalidade do conjunto inicial.</text:span></text:p>
      <text:p text:style-name="P12"><draw:frame draw:style-name="fr2" draw:name="Objeto31" text:anchor-type="as-char" svg:y="-0.386cm" svg:width="2.043cm" svg:height="0.506cm" draw:z-index="34"><draw:object xlink:href="./Object 31" xlink:type="simple" xlink:show="embed" xlink:actuate="onLoad"/><draw:image xlink:href="./ObjectReplacements/Object 31" xlink:type="simple" xlink:show="embed" xlink:actuate="onLoad"/></draw:frame></text:p>
      <text:p text:style-name="P9"/>
      <text:list xml:id="list3482101965" text:style-name="L9">
        <text:list-item>
          <text:p text:style-name="P54">OPERAÇÕES EM CONJUNTOS</text:p>
        </text:list-item>
      </text:list>
      <text:p text:style-name="P19"><text:tab/>Dado um conjunto U que possui todos objetos em que podemos trabalhar, chamaremos este conjunto de Universo.</text:p>
      <text:list xml:id="list464126316" text:style-name="L10">
        <text:list-item>
          <text:p text:style-name="P55">União</text:p>
        </text:list-item>
      </text:list>
      <text:p text:style-name="P34"><text:span text:style-name="T23"><text:tab/>Sejam dois conjuntos S e T, o conjunto resultante V da união dos conjuntos S e T, denotada por </text:span><text:span text:style-name="T23"><draw:frame draw:style-name="fr2" draw:name="Objeto32" text:anchor-type="as-char" svg:y="-0.377cm" svg:width="1.75cm" svg:height="0.467cm" draw:z-index="35"><draw:object xlink:href="./Object 32" xlink:type="simple" xlink:show="embed" xlink:actuate="onLoad"/><draw:image xlink:href="./ObjectReplacements/Object 32" xlink:type="simple" xlink:show="embed" xlink:actuate="onLoad"/></draw:frame></text:span><text:span text:style-name="T23">, contém todos os elementos de S e T.</text:span></text:p>
      <text:p text:style-name="P20"><draw:frame draw:style-name="fr2" draw:name="Objeto33" text:anchor-type="as-char" svg:y="-0.377cm" svg:width="4.852cm" svg:height="0.492cm" draw:z-index="36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<text:list xml:id="list154218488312387" text:continue-numbering="true" text:style-name="L10">
        <text:list-item>
          <text:p text:style-name="P55">Interseção</text:p>
        </text:list-item>
      </text:list>
      <text:p text:style-name="P34"><text:span text:style-name="T23"><text:tab/>Sejam dois conjuntos S e T, o conjunto resultante V da interse</text:span><text:span text:style-name="T24">çã</text:span><text:span text:style-name="T23">o dos conjuntos S e T, denotada por </text:span><text:span text:style-name="T23"><draw:frame draw:style-name="fr2" draw:name="Objeto34" text:anchor-type="as-char" svg:y="-0.377cm" svg:width="1.75cm" svg:height="0.467cm" draw:z-index="37"><draw:object xlink:href="./Object 34" xlink:type="simple" xlink:show="embed" xlink:actuate="onLoad"/><draw:image xlink:href="./ObjectReplacements/Object 34" xlink:type="simple" xlink:show="embed" xlink:actuate="onLoad"/><svg:desc>fórmula</svg:desc></draw:frame></text:span><text:span text:style-name="T23">, cont</text:span><text:span text:style-name="T24">é</text:span><text:span text:style-name="T23">m os elementos que est</text:span><text:span text:style-name="T24">ã</text:span><text:span text:style-name="T23">o em S e T ao mesmo tempo.</text:span></text:p>
      <text:p text:style-name="P20"><draw:frame draw:style-name="fr2" draw:name="Objeto35" text:anchor-type="as-char" svg:y="-0.377cm" svg:width="4.852cm" svg:height="0.492cm" draw:z-index="38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<text:p text:style-name="P20"/>
      <text:list xml:id="list2205900476" text:style-name="L11">
        <text:list-item>
          <text:p text:style-name="P56"><text:soft-page-break/><text:span text:style-name="T53">D</text:span>iferença</text:p>
        </text:list-item>
      </text:list>
      <text:p text:style-name="P13"><text:span text:style-name="T46"><text:tab/>Sejam dois conjuntos </text:span>S e T, o conjunto resultante V da diferença dos conjuntos S e T, denotada por V = S – T, contém os elementos que estão em S e não estão T.</text:p>
      <text:p text:style-name="P14"><draw:frame draw:style-name="fr2" draw:name="Objeto36" text:anchor-type="as-char" svg:y="-0.377cm" svg:width="4.851cm" svg:height="0.492cm" draw:z-index="39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<text:list xml:id="list154217700452528" text:continue-numbering="true" text:style-name="L11">
        <text:list-item>
          <text:p text:style-name="P56">Complemento</text:p>
        </text:list-item>
      </text:list>
      <text:p text:style-name="P35"><text:span text:style-name="T24">Seja um conjunto S o complemento de S, denotado por</text:span><text:span text:style-name="T24"><draw:frame draw:style-name="fr2" draw:name="Objeto37" text:anchor-type="as-char" svg:y="-0.377cm" svg:width="0.443cm" svg:height="0.467cm" draw:z-index="40"><draw:object xlink:href="./Object 37" xlink:type="simple" xlink:show="embed" xlink:actuate="onLoad"/><draw:image xlink:href="./ObjectReplacements/Object 37" xlink:type="simple" xlink:show="embed" xlink:actuate="onLoad"/></draw:frame></text:span><text:span text:style-name="T24">, contém todos os elementos de U que não estão em S.</text:span></text:p>
      <text:p text:style-name="P24"><draw:frame draw:style-name="fr2" draw:name="Objeto38" text:anchor-type="as-char" svg:y="-0.377cm" svg:width="4.907cm" svg:height="0.492cm" draw:z-index="41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<text:list xml:id="list154218467630614" text:continue-numbering="true" text:style-name="L11">
        <text:list-item>
          <text:p text:style-name="P56">Produto Cartesiano</text:p>
        </text:list-item>
      </text:list>
      <text:p text:style-name="P35"><text:span text:style-name="T24"><text:tab/>Sejam a e b objetos do nosso universo, podemos formar um novo objeto (a, b), denominado par </text:span><text:span text:style-name="T2">ordenado. Diferentemente dos conjuntos, a ordem dos elementos nos pares ordenados </text:span><text:span text:style-name="T11">é</text:span><text:span text:style-name="T2"> importante e faz com que, a for diferente de b, ent</text:span><text:span text:style-name="T11">ã</text:span><text:span text:style-name="T2">o </text:span><text:span text:style-name="T2"><draw:frame draw:style-name="fr2" draw:name="Objeto39" text:anchor-type="as-char" svg:y="-0.386cm" svg:width="2.596cm" svg:height="0.506cm" draw:z-index="42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5"><text:tab/>Sejam dois conjuntos S e T, o produto cartesiano V = S <text:span text:style-name="T55">x </text:span>T consiste em todos os pares ordenados <text:span text:style-name="T48">(x, y) tais que </text:span><text:span text:style-name="T48"><draw:frame draw:style-name="fr2" draw:name="Objeto40" text:anchor-type="as-char" svg:y="-0.377cm" svg:width="1.007cm" svg:height="0.467cm" draw:z-index="43"><draw:object xlink:href="./Object 40" xlink:type="simple" xlink:show="embed" xlink:actuate="onLoad"/><draw:image xlink:href="./ObjectReplacements/Object 40" xlink:type="simple" xlink:show="embed" xlink:actuate="onLoad"/><svg:desc>fórmula</svg:desc></draw:frame></text:span><text:span text:style-name="T48">e </text:span><text:span text:style-name="T48"><draw:frame draw:style-name="fr2" draw:name="Objeto41" text:anchor-type="as-char" svg:y="-0.377cm" svg:width="1.081cm" svg:height="0.467cm" draw:z-index="44"><draw:object xlink:href="./Object 41" xlink:type="simple" xlink:show="embed" xlink:actuate="onLoad"/><draw:image xlink:href="./ObjectReplacements/Object 41" xlink:type="simple" xlink:show="embed" xlink:actuate="onLoad"/><svg:desc>fórmula</svg:desc></draw:frame></text:span><text:span text:style-name="T48">.</text:span></text:p>
      <text:p text:style-name="P23"><draw:frame draw:style-name="fr2" draw:name="Objeto42" text:anchor-type="as-char" svg:y="-0.386cm" svg:width="5.639cm" svg:height="0.506cm" draw:z-index="45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<text:p text:style-name="P25"/>
      <text:list xml:id="list3190704981" text:style-name="L12">
        <text:list-item>
          <text:p text:style-name="P57"><text:span text:style-name="T54">R</text:span>ELAÇÕES</text:p>
        </text:list-item>
      </text:list>
      <text:p text:style-name="P36"><text:span text:style-name="T25"><text:tab/>Dado um conjunto S uma relação binária (ou simplesmente relação) em S é um subconjunto de </text:span><text:span text:style-name="T2">S </text:span><text:span text:style-name="T11">x</text:span><text:span text:style-name="T2"> S (um conjunto de pares ordenados de elementos de S).</text:span></text:p>
      <text:p text:style-name="P29"><text:span text:style-name="T2"><text:tab/>Da mesma maneira, uma rela</text:span><text:span text:style-name="T11">çã</text:span><text:span text:style-name="T2">o entre dois conjuntos diferentes S e T, uma rela</text:span><text:span text:style-name="T11">çã</text:span><text:span text:style-name="T2">o de S para T, </text:span><text:span text:style-name="T11">é </text:span><text:span text:style-name="T25">um subconjunto do produto cartesiano S x T.</text:span></text:p>
      <text:p text:style-name="P29"><text:span text:style-name="T25"><text:tab/>Analogamente, podemos pensar em relaçõ</text:span><text:span text:style-name="T2">es envolvendo muitos conjuntos (S</text:span><text:span text:style-name="T56">1</text:span><text:span text:style-name="T58">,</text:span><text:span text:style-name="T2"> S</text:span><text:span text:style-name="T56">2</text:span><text:span text:style-name="T58">, …, </text:span><text:span text:style-name="T2">S</text:span><text:span text:style-name="T56">n</text:span><text:span text:style-name="T2">), uma rela</text:span><text:span text:style-name="T11">çã</text:span><text:span text:style-name="T2">o n-</text:span><text:span text:style-name="T11">á</text:span><text:span text:style-name="T2">ria </text:span><text:span text:style-name="T11">é</text:span><text:span text:style-name="T2"> um subconjunto do produto cartesiano S</text:span><text:span text:style-name="T56">1</text:span><text:span text:style-name="T58"> x</text:span><text:span text:style-name="T57"> </text:span><text:span text:style-name="T2">S</text:span><text:span text:style-name="T56">2</text:span><text:span text:style-name="T2"> <text:s/></text:span><text:span text:style-name="T11">x … x </text:span><text:span text:style-name="T2">S</text:span><text:span text:style-name="T56">n</text:span><text:span text:style-name="T2">.</text:span></text:p>
      <text:p text:style-name="P29"><text:span text:style-name="T2"><text:tab/>Assim, normalmente uma rela</text:span><text:span text:style-name="T11">çã</text:span><text:span text:style-name="T2">o </text:span><text:span text:style-name="T34">p</text:span><text:span text:style-name="T11"> </text:span><text:span text:style-name="T2">de S em T (</text:span><text:span text:style-name="T34">p: </text:span><text:span text:style-name="T2">S → T) consiste em escolher pares ordenados que satisfazem alguma regra que relacionará elementos de S aos elementos de T.</text:span></text:p>
      <text:p text:style-name="P5"><text:tab/>Por exemplo, sejam A = <text:span text:style-name="T55">{ </text:span>1, 2, 3, 4, 5 <text:span text:style-name="T55">}</text:span> e B = <text:span text:style-name="T55">{ </text:span>6, 7, 8, 9, 10 <text:span text:style-name="T55">}</text:span>.</text:p>
      <text:p text:style-name="P29"><text:span text:style-name="T2"><text:tab/>Uma rela</text:span><text:span text:style-name="T11">ção</text:span><text:span text:style-name="T2"> R: A → B que relacione um n</text:span><text:span text:style-name="T11">ú</text:span><text:span text:style-name="T2">mero com o seu dobro, assim R = </text:span><text:span text:style-name="T11">{ </text:span><text:span text:style-name="T2">(3, 6), (4, 8), (5, 10) </text:span><text:span text:style-name="T11">}</text:span><text:span text:style-name="T2">.</text:span></text:p>
      <text:p text:style-name="P29"><text:span text:style-name="T2">Uma rela</text:span><text:span text:style-name="T11">çã</text:span><text:span text:style-name="T2">o S: A → B que relacione um n</text:span><text:span text:style-name="T11">ú</text:span><text:span text:style-name="T2">mero com todos os valores maiores que o seu triplo, assim R = </text:span><text:span text:style-name="T11">{ </text:span><text:span text:style-name="T2">(1; 6); (1; 7); (1; 8); (1; 9); (1; 10); (2; 7); (2; 8); (2; 9); (2; 10); (3; 10) </text:span><text:span text:style-name="T11">}</text:span><text:span text:style-name="T2">.</text:span></text:p>
      <text:p text:style-name="P5">As rela<text:span text:style-name="T67">çõ</text:span>es podem ser definidas como regras arbitr<text:span text:style-name="T67">á</text:span>rias que relacionam os elementos dos dois conjuntos.</text:p>
      <text:list xml:id="list768306668" text:style-name="L13">
        <text:list-item>
          <text:p text:style-name="P58">Propriedades</text:p>
        </text:list-item>
      </text:list>
      <text:p text:style-name="P37"><text:span text:style-name="T26"><text:tab/>Dado um conjunto S e uma relação binária</text:span><text:span text:style-name="T30"> p </text:span><text:span text:style-name="T26">de S em S, de acordo com os elementos que estão em</text:span><text:span text:style-name="T33"> </text:span><text:span text:style-name="T35">p</text:span><text:span text:style-name="T33"> </text:span><text:span text:style-name="T2">dizemos que esta rela</text:span><text:span text:style-name="T12">çã</text:span><text:span text:style-name="T2">o possui ou n</text:span><text:span text:style-name="T12">ã</text:span><text:span text:style-name="T2">o possui alguma propriedade, abaixo relaciona-se algumas </text:span><text:span text:style-name="T26">propriedades que as relações podem possuir.</text:span></text:p>
      <text:p text:style-name="P27"/>
      <text:p text:style-name="P27"/>
      <text:p text:style-name="P27"><text:soft-page-break/></text:p>
      <text:list xml:id="list3463777748" text:style-name="L14">
        <text:list-item>
          <text:p text:style-name="P59">Reflexiva</text:p>
        </text:list-item>
      </text:list>
      <text:p text:style-name="P37"><text:span text:style-name="T26"><text:tab/>A propriedade reflexiva estabelece que se o elemento x pertence ao conjunto S, então o par ordenado (x; x) está na relação </text:span><text:span text:style-name="T30">p</text:span><text:span text:style-name="T14">.</text:span></text:p>
      <text:p text:style-name="P16"><draw:frame draw:style-name="fr2" draw:name="Objeto43" text:anchor-type="as-char" svg:y="-0.386cm" svg:width="4.299cm" svg:height="0.506cm" draw:z-index="47"><draw:object xlink:href="./Object 43" xlink:type="simple" xlink:show="embed" xlink:actuate="onLoad"/><draw:image xlink:href="./ObjectReplacements/Object 43" xlink:type="simple" xlink:show="embed" xlink:actuate="onLoad"/></draw:frame></text:p>
      <text:list xml:id="list154217668787881" text:continue-numbering="true" text:style-name="L14">
        <text:list-item>
          <text:p text:style-name="P59">Simétrica</text:p>
        </text:list-item>
      </text:list>
      <text:p text:style-name="P37"><text:span text:style-name="T26"><text:tab/>A propriedade simétrica estabelece que se o par ordenado (x, y) está na relação </text:span><text:span text:style-name="T30">p</text:span><text:span text:style-name="T26">, então o par ordenado (y, x) também deve estar.</text:span></text:p>
      <text:p text:style-name="P26"><draw:frame draw:style-name="fr2" draw:name="Objeto44" text:anchor-type="as-char" svg:y="-0.386cm" svg:width="6.144cm" svg:height="0.506cm" draw:z-index="48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<text:list xml:id="list154218489710054" text:continue-numbering="true" text:style-name="L14">
        <text:list-item>
          <text:p text:style-name="P59">Transitiva</text:p>
        </text:list-item>
      </text:list>
      <text:p text:style-name="P37"><text:span text:style-name="T26"><text:tab/>A propriedade transitiva estabelece que se os pares ordenados (x; y) e (y; z) pertencem a relação </text:span><text:span text:style-name="T30">p</text:span><text:span text:style-name="T26">, então o par ordenado (x; z) também deve estar.</text:span></text:p>
      <text:p text:style-name="P26"><draw:frame draw:style-name="fr2" draw:name="Objeto45" text:anchor-type="as-char" svg:y="-0.386cm" svg:width="8.37cm" svg:height="0.506cm" draw:z-index="49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list xml:id="list154217267453926" text:continue-numbering="true" text:style-name="L14">
        <text:list-item>
          <text:p text:style-name="P59">Anti–Simétrica</text:p>
        </text:list-item>
      </text:list>
      <text:p text:style-name="P37"><text:span text:style-name="T26"><text:tab/>A propriedade anti-simétrica estabelece que se os pares ordenados (x; y) e (y; x) pertencem a rela</text:span><text:span text:style-name="T27">ção </text:span><text:span text:style-name="T31">p</text:span><text:span text:style-name="T26">, ent</text:span><text:span text:style-name="T27">ã</text:span><text:span text:style-name="T26">o x deve ser igual a y.</text:span></text:p>
      <text:p text:style-name="P26"><draw:frame draw:style-name="fr2" draw:name="Objeto46" text:anchor-type="as-char" svg:y="-0.386cm" svg:width="7.347cm" svg:height="0.506cm" draw:z-index="50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<text:list xml:id="list154217009749423" text:continue-numbering="true" text:style-name="L14">
        <text:list-item>
          <text:p text:style-name="P60">Fecho de Relação</text:p>
        </text:list-item>
      </text:list>
      <text:p text:style-name="P38"><text:span text:style-name="T26"><text:tab/>Dado uma rela</text:span><text:span text:style-name="T27">ção</text:span><text:span text:style-name="T26"> </text:span><text:span text:style-name="T30">rho</text:span><text:span text:style-name="T26"> em um conjunto S, o fecho de uma relac</text:span><text:span text:style-name="T27">ã</text:span><text:span text:style-name="T26">o (</text:span><text:span text:style-name="T31">p</text:span><text:span text:style-name="T68">*</text:span><text:span text:style-name="T26">) em rela</text:span><text:span text:style-name="T27">ç</text:span><text:span text:style-name="T59">ã</text:span><text:span text:style-name="T26">o a uma propriedade P </text:span><text:span text:style-name="T27">é</text:span><text:span text:style-name="T26"> o conjunto minimal tal que</text:span><text:span text:style-name="T26"><draw:frame draw:style-name="fr2" draw:name="Objeto47" text:anchor-type="as-char" svg:y="-0.377cm" svg:width="1.254cm" svg:height="0.467cm" draw:z-index="51"><draw:object xlink:href="./Object 47" xlink:type="simple" xlink:show="embed" xlink:actuate="onLoad"/><draw:image xlink:href="./ObjectReplacements/Object 47" xlink:type="simple" xlink:show="embed" xlink:actuate="onLoad"/></draw:frame></text:span><text:span text:style-name="T31">p</text:span><text:span text:style-name="T68">*</text:span><text:span text:style-name="T61"> e</text:span><text:span text:style-name="T64"> p</text:span><text:span text:style-name="T70">*</text:span><text:span text:style-name="T65"> </text:span><text:span text:style-name="T26">possui a propriedade P.</text:span></text:p>
      <text:list xml:id="list154217303758984" text:continue-numbering="true" text:style-name="L14">
        <text:list-item>
          <text:p text:style-name="P63"><text:span text:style-name="T38">Fecho de </text:span><text:span text:style-name="T39">Inversa</text:span></text:p>
        </text:list-item>
      </text:list>
      <text:p text:style-name="P39"><text:span text:style-name="T26"><text:tab/>Dado uma rela</text:span><text:span text:style-name="T28">ção</text:span><text:span text:style-name="T27"> <text:s/></text:span><text:span text:style-name="T32">p</text:span><text:span text:style-name="T27">: S → T, uma rela</text:span><text:span text:style-name="T28">çã</text:span><text:span text:style-name="T27">o inversa (</text:span><text:span text:style-name="T32">p</text:span><text:span text:style-name="T69">-1</text:span><text:span text:style-name="T62">: T → <text:s/>S</text:span><text:span text:style-name="T27">) </text:span><text:span text:style-name="T28">é</text:span><text:span text:style-name="T27"> tal que se (x; y) est</text:span><text:span text:style-name="T28">á</text:span><text:span text:style-name="T27"> em </text:span><text:span text:style-name="T32">p</text:span><text:span text:style-name="T27">, ent</text:span><text:span text:style-name="T28">ão </text:span><text:span text:style-name="T27">(y; x) est</text:span><text:span text:style-name="T28">á</text:span><text:span text:style-name="T27"> em <text:s/></text:span><text:span text:style-name="T32">p</text:span><text:span text:style-name="T69">-1.</text:span></text:p>
      <text:p text:style-name="P44"><draw:frame draw:style-name="fr2" draw:name="Objeto48" text:anchor-type="as-char" svg:y="-0.437cm" svg:width="6.463cm" svg:height="0.557cm" draw:z-index="52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custom-shape text:anchor-type="paragraph" draw:z-index="46" draw:name="Forma4_1" draw:style-name="gr1" draw:text-style-name="P73" svg:width="2.5cm" svg:height="2.701cm" svg:x="-0.711cm" svg:y="-1.898cm"><text:p text:style-name="P72"><text:span text:style-name="T77"><text:s/></text:span><text:span text:style-name="T77">Semana </text:span></text:p><text:p text:style-name="P72"><text:span text:style-name="T77">5 - 8</text:span></text:p>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</draw:custom-shape><text:soft-page-break/></text:p>
      <text:p text:style-name="P44"/>
      <text:list xml:id="list22687740" text:style-name="L15">
        <text:list-item>
          <text:p text:style-name="P65"><text:span text:style-name="T17">F</text:span><text:span text:style-name="T16">UNÇÕES</text:span></text:p>
        </text:list-item>
      </text:list>
      <text:p text:style-name="P40"><text:span text:style-name="T63"><text:tab/>Uma funçã</text:span><text:span text:style-name="T60">o é uma regra de correspondência que associa a cada elemento x de um certo conjunto </text:span><text:span text:style-name="T2">(domínio) a um, e apenas um, elemento y de um outro conjunto (contradomínio).</text:span></text:p>
      <text:p text:style-name="P29"><text:span text:style-name="T2"><text:tab/>Sejam X e Y conjuntos. Uma fun</text:span><text:span text:style-name="T13">çã</text:span><text:span text:style-name="T2">o de X em Y </text:span><text:span text:style-name="T13">é</text:span><text:span text:style-name="T2"> um terno (</text:span><text:span text:style-name="T33">f, </text:span><text:span text:style-name="T2">X, Y), sendo </text:span><text:span text:style-name="T33">f</text:span><text:span text:style-name="T2"> uma rela</text:span><text:span text:style-name="T13">çã</text:span><text:span text:style-name="T2">o de X </text:span><text:span text:style-name="T60">para Y satisfazendo:<text:tab/></text:span></text:p>
      <text:p text:style-name="P29"><text:span text:style-name="T60"><text:tab/><text:tab/>- Domínio (</text:span><text:span text:style-name="T66">f</text:span><text:span text:style-name="T63">) = X</text:span></text:p>
      <text:p text:style-name="P29"><text:span text:style-name="T63"><text:tab/><text:tab/>- Se e </text:span><text:span text:style-name="T63"><draw:frame draw:style-name="fr2" draw:name="Objeto50" text:anchor-type="as-char" svg:y="-0.386cm" svg:width="1.679cm" svg:height="0.506cm" draw:z-index="53"><draw:object xlink:href="./Object 50" xlink:type="simple" xlink:show="embed" xlink:actuate="onLoad"/><draw:image xlink:href="./ObjectReplacements/Object 50" xlink:type="simple" xlink:show="embed" xlink:actuate="onLoad"/><svg:desc>fórmula</svg:desc></draw:frame></text:span><text:span text:style-name="T63">, então y = z.</text:span></text:p>
      <text:p text:style-name="P29"><text:span text:style-name="T63"><text:tab/>A </text:span><text:span text:style-name="T2">imagem de uma fun</text:span><text:span text:style-name="T13">çã</text:span><text:span text:style-name="T2">o s</text:span><text:span text:style-name="T13">ã</text:span><text:span text:style-name="T2">o os elementos</text:span><text:span text:style-name="T2"><draw:frame draw:style-name="fr2" draw:name="Objeto49" text:anchor-type="as-char" svg:y="-0.377cm" svg:width="1.094cm" svg:height="0.467cm" draw:z-index="54"><draw:object xlink:href="./Object 49" xlink:type="simple" xlink:show="embed" xlink:actuate="onLoad"/><draw:image xlink:href="./ObjectReplacements/Object 49" xlink:type="simple" xlink:show="embed" xlink:actuate="onLoad"/><svg:desc>fórmula</svg:desc></draw:frame></text:span><text:span text:style-name="T2">, tais que existe pelo menos um </text:span><text:span text:style-name="T2"><draw:frame draw:style-name="fr2" draw:name="Objeto51" text:anchor-type="as-char" svg:y="-0.377cm" svg:width="1.094cm" svg:height="0.467cm" draw:z-index="55"><draw:object xlink:href="./Object 51" xlink:type="simple" xlink:show="embed" xlink:actuate="onLoad"/><draw:image xlink:href="./ObjectReplacements/Object 51" xlink:type="simple" xlink:show="embed" xlink:actuate="onLoad"/><svg:desc>fórmula</svg:desc></draw:frame></text:span><text:span text:style-name="T2">e </text:span><text:span text:style-name="T33">f(</text:span><text:span text:style-name="T2">x) = y.</text:span></text:p>
      <text:p text:style-name="P43"><text:span text:style-name="T2">im(</text:span><text:span text:style-name="T33">f) = <text:s text:c="2"/></text:span><text:span text:style-name="T16">{y | </text:span><text:span text:style-name="T33">f</text:span><text:span text:style-name="T16">(x) = y}</text:span></text:p>
      <text:list xml:id="list1108900525" text:style-name="L16">
        <text:list-item>
          <text:p text:style-name="P49">Injetora</text:p>
        </text:list-item>
      </text:list>
      <text:p text:style-name="P41"><text:span text:style-name="T15">Uma fun</text:span><text:span text:style-name="T71">ç</text:span><text:span text:style-name="T29">o ´e dita injetora, se n˜ao existem dois valores x1 e x2 relacionados com o mesmo valor de</text:span></text:p>
      <text:p text:style-name="P61">y.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custom-shape text:anchor-type="paragraph" draw:z-index="56" draw:name="Forma4_2" draw:style-name="gr1" draw:text-style-name="P73" svg:width="2.5cm" svg:height="2.701cm" svg:x="-0.501cm" svg:y="-1.884cm"><text:p text:style-name="P72"><text:span text:style-name="T77"><text:s/></text:span><text:span text:style-name="T77">Semana </text:span></text:p><text:p text:style-name="P72"><text:span text:style-name="T77">5 - 8</text:span></text:p>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</draw:custom-shape><text:soft-page-break/></text:p>
      <text:p text:style-name="P64"><text:span text:style-name="T40">Conjuntos Enumer</text:span><text:span text:style-name="T41">á</text:span><text:span text:style-name="T40">veis e Conjuntos</text:span></text:p>
      <text:p text:style-name="P64"><text:span text:style-name="T40">N</text:span><text:span text:style-name="T41">ã</text:span><text:span text:style-name="T40">o Enumer</text:span><text:span text:style-name="T41">á</text:span><text:span text:style-name="T40">veis</text:span></text:p>
      <text:p text:style-name="P64"><text:span text:style-name="T40"/></text:p>
      <text:list xml:id="list3665130623" text:style-name="L17">
        <text:list-item>
          <text:p text:style-name="P68"><text:span text:style-name="T71">C</text:span>ONJUNTOS FINITOS E INFINITOS</text:p>
        </text:list-item>
      </text:list>
      <text:p text:style-name="P29"><text:span text:style-name="T73"><text:tab/></text:span><text:span text:style-name="T74">C</text:span><text:span text:style-name="T73">onjunto </text:span><text:span text:style-name="T74">infi</text:span><text:span text:style-name="T73">nito </text:span><text:span text:style-name="T74">é</text:span><text:span text:style-name="T73"> um conjunto que cont</text:span><text:span text:style-name="T74">é</text:span><text:span text:style-name="T73">m apenas uma quantidade </text:span><text:span text:style-name="T74">fini</text:span><text:span text:style-name="T73">nita de elemento. A seguinte de</text:span><text:span text:style-name="T74">fi</text:span><text:span text:style-name="T73">ni</text:span><text:span text:style-name="T74">çã</text:span><text:span text:style-name="T73">o </text:span><text:span text:style-name="T74">de</text:span><text:span text:style-name="T73"> Dedekind em 1888 </text:span><text:span text:style-name="T74">é que um conjunto X é infinito quando possui um subconjunto próprio Y, tal que existe uma correspondência um a um entre X e Y. Um conjunto é finito se não for infinito.</text:span></text:p>
      <text:p text:style-name="P29"><text:span text:style-name="T74"><text:tab/>Em outras palavras, um conjunto X é infinito se e somente se existe uma injeção f : X → X</text:span></text:p>
      <text:p text:style-name="P29"><text:span text:style-name="T74">tal que f(X) </text:span><text:span text:style-name="T75">é </text:span><text:span text:style-name="T74">um subconjunto pr</text:span><text:span text:style-name="T75">ó</text:span><text:span text:style-name="T74">prio de X. Logo, o conjunto </text:span><text:span text:style-name="T74"><draw:frame draw:style-name="fr1" draw:name="Objeto52" text:anchor-type="as-char" svg:y="-0.295cm" svg:width="0.533cm" svg:height="0.385cm" draw:z-index="57"><draw:object xlink:href="./Object 52" xlink:type="simple" xlink:show="embed" xlink:actuate="onLoad"/><draw:image xlink:href="./ObjectReplacements/Object 52" xlink:type="simple" xlink:show="embed" xlink:actuate="onLoad"/></draw:frame></text:span><text:span text:style-name="T74">de n</text:span><text:span text:style-name="T75">ú</text:span><text:span text:style-name="T74">meros naturais </text:span><text:span text:style-name="T75">é</text:span><text:span text:style-name="T74"> um conjunto in</text:span><text:span text:style-name="T75">fi</text:span><text:span text:style-name="T74">nito.</text:span></text:p>
      <text:p text:style-name="P6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rlow Solid Italic" svg:font-family="'Harlow Solid Italic'" style:font-family-generic="decorative" style:font-pitch="variable"/>
    <style:font-face style:name="Liberation Serif1" svg:font-family="'Liberation Serif'" style:font-family-generic="decorative" style:font-pitch="variable"/>
    <style:font-face style:name="CMSS12" svg:font-family="CMSS12" style:font-family-generic="roman" style:font-pitch="variable"/>
    <style:font-face style:name="Liberation Serif" svg:font-family="'Liberation Serif'" style:font-family-generic="roman" style:font-pitch="variable"/>
    <style:font-face style:name="Freestyle Script" svg:font-family="'Freestyle Script'" style:font-family-generic="script" style:font-pitch="variable"/>
    <style:font-face style:name="Arial" svg:font-family="Arial" style:font-family-generic="swiss" style:font-pitch="variable"/>
    <style:font-face style:name="CMSS121" svg:font-family="CMSS12" style:font-family-generic="swiss" style:font-pitch="variable"/>
    <style:font-face style:name="CMSSI12" svg:font-family="CMSSI12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00000000008000000082A097D72AB1D54C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Bitmap_20_1" style:repeat="repeat" style:footnote-max-height="0cm">
        <style:background-image xlink:href="Pictures/1000000000000008000000082A097D72AB1D54CC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Bitmap_20_1" style:repeat="repeat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9T09:10:30.666000000</meta:creation-date>
    <dc:date>2020-11-19T15:42:16.566000000</dc:date>
    <meta:editing-duration>PT56M5S</meta:editing-duration>
    <meta:editing-cycles>4</meta:editing-cycles>
    <meta:generator>LibreOffice/7.0.3.1$Windows_X86_64 LibreOffice_project/d7547858d014d4cf69878db179d326fc3483e082</meta:generator>
    <meta:document-statistic meta:table-count="0" meta:image-count="0" meta:object-count="52" meta:page-count="8" meta:paragraph-count="115" meta:word-count="1736" meta:character-count="9282" meta:non-whitespace-character-count="7585"/>
  </office:meta>
</office:document-meta>
</file>

<file path=Object 1/content.xml><?xml version="1.0" encoding="utf-8"?>
<math xmlns="http://www.w3.org/1998/Math/MathML" display="block">
  <semantics>
    <mrow>
      <mi>,</mi>
      <mo stretchy="false">∈</mo>
      <mi>,</mi>
    </mrow>
    <annotation encoding="StarMath 5.0">, in ,</annotation>
  </semantics>
</math>
</file>

<file path=Object 10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n>1,3,5,7</mn>
            <mi>,</mi>
            <mn>...</mn>
          </mrow>
        </mrow>
        <mo fence="true" stretchy="false">}</mo>
      </mrow>
    </mrow>
    <annotation encoding="StarMath 5.0">B = lbrace 1,3,5,7,... rbrace </annotation>
  </semantics>
</math>
</file>

<file path=Object 11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i>x</mi>
              <mo stretchy="false">/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}</mo>
      </mrow>
    </mrow>
    <annotation encoding="StarMath 5.0">B = lbrace x  slash P(x)  rbrace </annotation>
  </semantics>
</math>
</file>

<file path=Object 12/content.xml><?xml version="1.0" encoding="utf-8"?>
<math xmlns="http://www.w3.org/1998/Math/MathML" display="block">
  <semantics>
    <mrow>
      <mi>D</mi>
      <mo stretchy="false">=</mo>
      <mrow>
        <mo fence="true" stretchy="false">{</mo>
        <mrow>
          <mrow>
            <mrow>
              <mi>x</mi>
              <mo stretchy="false">/</mo>
              <mi>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∧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}</mo>
      </mrow>
    </mrow>
    <annotation encoding="StarMath 5.0">D = lbrace x  slash P(x) and  R(x) rbrace </annotation>
  </semantics>
</math>
</file>

<file path=Object 13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14/content.xml><?xml version="1.0" encoding="utf-8"?>
<math xmlns="http://www.w3.org/1998/Math/MathML" display="block">
  <semantics>
    <mrow>
      <mn>2</mn>
      <mo stretchy="false">∈</mo>
      <mi>E</mi>
    </mrow>
    <annotation encoding="StarMath 5.0">2 in E</annotation>
  </semantics>
</math>
</file>

<file path=Object 15/content.xml><?xml version="1.0" encoding="utf-8"?>
<math xmlns="http://www.w3.org/1998/Math/MathML" display="block">
  <semantics>
    <mrow>
      <mi>n</mi>
      <mo stretchy="false">∈</mo>
      <mi>E</mi>
    </mrow>
    <annotation encoding="StarMath 5.0">n in E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i>n</mi>
            <mo stretchy="false">+</mo>
            <mn>2</mn>
          </mrow>
        </mrow>
        <mo fence="true" stretchy="false">)</mo>
      </mrow>
      <mo stretchy="false">∈</mo>
      <mi>E</mi>
    </mrow>
    <annotation encoding="StarMath 5.0">(n + 2) in E</annotation>
  </semantics>
</math>
</file>

<file path=Object 17/content.xml><?xml version="1.0" encoding="utf-8"?>
<math xmlns="http://www.w3.org/1998/Math/MathML" display="block">
  <semantics>
    <mrow>
      <mo fence="true" stretchy="false">|</mo>
      <mrow>
        <mi>S</mi>
      </mrow>
      <mo fence="true" stretchy="false">|</mo>
    </mrow>
    <annotation encoding="StarMath 5.0">lline S rline </annotation>
  </semantics>
</math>
</file>

<file path=Object 18/content.xml><?xml version="1.0" encoding="utf-8"?>
<math xmlns="http://www.w3.org/1998/Math/MathML" display="block">
  <semantics>
    <mrow>
      <mrow>
        <mo fence="true" stretchy="false">|</mo>
        <mrow>
          <mi>S</mi>
        </mrow>
        <mo fence="true" stretchy="false">|</mo>
      </mrow>
      <mo stretchy="false">∈</mo>
      <mi mathvariant="normal">ℕ</mi>
    </mrow>
    <annotation encoding="StarMath 5.0">lline S rline in  setN </annotation>
  </semantics>
</math>
</file>

<file path=Object 19/content.xml><?xml version="1.0" encoding="utf-8"?>
<math xmlns="http://www.w3.org/1998/Math/MathML" display="block">
  <semantics>
    <mrow>
      <mo fence="true" stretchy="false">|</mo>
      <mrow>
        <mi mathvariant="normal">∅</mi>
      </mrow>
      <mo fence="true" stretchy="false">|</mo>
    </mrow>
    <annotation encoding="StarMath 5.0">lline  emptyset  rline </annotation>
  </semantics>
</math>
</file>

<file path=Object 2/content.xml><?xml version="1.0" encoding="utf-8"?>
<math xmlns="http://www.w3.org/1998/Math/MathML" display="block">
  <semantics>
    <mrow>
      <mi>a</mi>
      <mo stretchy="false">∈</mo>
      <mi>A</mi>
    </mrow>
    <annotation encoding="StarMath 5.0">a in A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i>x</mi>
          </mrow>
        </mrow>
        <mo fence="true" stretchy="false">)</mo>
      </mrow>
      <mrow>
        <mo fence="true" stretchy="false">(</mo>
        <mrow>
          <mrow>
            <mrow>
              <mi>x</mi>
              <mo stretchy="false">∈</mo>
              <mi>S</mi>
            </mrow>
            <mo stretchy="false">⇒</mo>
            <mrow>
              <mi>x</mi>
              <mo stretchy="false">∈</mo>
              <mi>T</mi>
            </mrow>
          </mrow>
        </mrow>
        <mo fence="true" stretchy="false">)</mo>
      </mrow>
    </mrow>
    <annotation encoding="StarMath 5.0">( forall x )( x in S drarrow x in T )</annotation>
  </semantics>
</math>
</file>

<file path=Object 21/content.xml><?xml version="1.0" encoding="utf-8"?>
<math xmlns="http://www.w3.org/1998/Math/MathML" display="block">
  <semantics>
    <mrow>
      <mi>S</mi>
      <mo stretchy="false">⊆</mo>
      <mi>T</mi>
    </mrow>
    <annotation encoding="StarMath 5.0">S  subseteq T</annotation>
  </semantics>
</math>
</file>

<file path=Object 22/content.xml><?xml version="1.0" encoding="utf-8"?>
<math xmlns="http://www.w3.org/1998/Math/MathML" display="block">
  <semantics>
    <mrow>
      <mi>S</mi>
      <mo stretchy="false">⊂</mo>
      <mi>T</mi>
    </mrow>
    <annotation encoding="StarMath 5.0">S  subset T</annotation>
  </semantics>
</math>
</file>

<file path=Object 23/content.xml><?xml version="1.0" encoding="utf-8"?>
<math xmlns="http://www.w3.org/1998/Math/MathML" display="block">
  <semantics>
    <mrow>
      <mi>S</mi>
      <mo stretchy="false">⊆</mo>
      <mi>T</mi>
    </mrow>
    <annotation encoding="StarMath 5.0">S  subseteq T</annotation>
  </semantics>
</math>
</file>

<file path=Object 24/content.xml><?xml version="1.0" encoding="utf-8"?>
<math xmlns="http://www.w3.org/1998/Math/MathML" display="block">
  <semantics>
    <mrow>
      <mi>T</mi>
      <mo stretchy="false">⊆</mo>
      <mi>S</mi>
    </mrow>
    <annotation encoding="StarMath 5.0">T  subseteq S</annotation>
  </semantics>
</math>
</file>

<file path=Object 25/content.xml><?xml version="1.0" encoding="utf-8"?>
<math xmlns="http://www.w3.org/1998/Math/MathML" display="block">
  <semantics>
    <mrow>
      <mrow>
        <mn>1</mn>
        <mo stretchy="false">∈</mo>
        <mi>H</mi>
      </mrow>
      <mi>,</mi>
      <mrow>
        <mn>1</mn>
        <mo stretchy="false">∉</mo>
        <mi>I</mi>
      </mrow>
    </mrow>
    <annotation encoding="StarMath 5.0">1 in H, 1 notin I
</annotation>
  </semantics>
</math>
</file>

<file path=Object 26/content.xml><?xml version="1.0" encoding="utf-8"?>
<math xmlns="http://www.w3.org/1998/Math/MathML" display="block">
  <semantics>
    <mrow>
      <mrow>
        <mn>3</mn>
        <mo stretchy="false">∉</mo>
        <mi>H</mi>
      </mrow>
      <mi>,</mi>
      <mrow>
        <mn>3</mn>
        <mo stretchy="false">∈</mo>
        <mi>I</mi>
      </mrow>
    </mrow>
    <annotation encoding="StarMath 5.0">3 notin H, 3 in I
</annotation>
  </semantics>
</math>
</file>

<file path=Object 27/content.xml><?xml version="1.0" encoding="utf-8"?>
<math xmlns="http://www.w3.org/1998/Math/MathML" display="block">
  <semantics>
    <mrow>
      <mrow>
        <mrow>
          <mo fence="true" stretchy="false">{</mo>
          <mrow>
            <mn>3</mn>
          </mrow>
          <mo fence="true" stretchy="false">}</mo>
        </mrow>
        <mo stretchy="false">∈</mo>
        <mi>H</mi>
      </mrow>
      <mi>,</mi>
      <mrow>
        <mrow>
          <mo fence="true" stretchy="false">{</mo>
          <mrow>
            <mn>3</mn>
          </mrow>
          <mo fence="true" stretchy="false">}</mo>
        </mrow>
        <mo stretchy="false">⊆</mo>
        <mi>I</mi>
      </mrow>
    </mrow>
    <annotation encoding="StarMath 5.0"> lbrace 3 rbrace  in H,  lbrace 3 rbrace  subseteq   I
</annotation>
  </semantics>
</math>
</file>

<file path=Object 28/content.xml><?xml version="1.0" encoding="utf-8"?>
<math xmlns="http://www.w3.org/1998/Math/MathML" display="block">
  <semantics>
    <mrow>
      <mrow>
        <mrow>
          <mo fence="true" stretchy="false">{</mo>
          <mrow>
            <mrow>
              <mn>1</mn>
              <mi>,</mi>
              <mn>2</mn>
            </mrow>
          </mrow>
          <mo fence="true" stretchy="false">}</mo>
        </mrow>
        <mo stretchy="false">⊂</mo>
        <mi>H</mi>
      </mrow>
      <mi>,</mi>
      <mrow>
        <mrow>
          <mo fence="true" stretchy="false">{</mo>
          <mrow>
            <mrow>
              <mn>1</mn>
              <mi>,</mi>
              <mn>2</mn>
            </mrow>
          </mrow>
          <mo fence="true" stretchy="false">}</mo>
        </mrow>
        <mo stretchy="false">∈</mo>
        <mi>I</mi>
      </mrow>
    </mrow>
    <annotation encoding="StarMath 5.0"> lbrace 1, 2 rbrace subset  H,   lbrace 1, 2 rbrace  in   I
</annotation>
  </semantics>
</math>
</file>

<file path=Object 29/content.xml><?xml version="1.0" encoding="utf-8"?>
<math xmlns="http://www.w3.org/1998/Math/MathML" display="block">
  <semantics>
    <mrow>
      <mrow>
        <mrow>
          <mo fence="true" stretchy="false">|</mo>
          <mrow>
            <mi>H</mi>
          </mrow>
          <mo fence="true" stretchy="false">|</mo>
        </mrow>
        <mo stretchy="false">=</mo>
        <mn>3</mn>
      </mrow>
      <mi>,</mi>
      <mrow>
        <mrow>
          <mo fence="true" stretchy="false">|</mo>
          <mrow>
            <mi>I</mi>
          </mrow>
          <mo fence="true" stretchy="false">|</mo>
        </mrow>
        <mo stretchy="false">=</mo>
        <mn>2</mn>
      </mrow>
    </mrow>
    <annotation encoding="StarMath 5.0">lline H rline = 3, lline I rline = 2
</annotation>
  </semantics>
</math>
</file>

<file path=Object 3/content.xml><?xml version="1.0" encoding="utf-8"?>
<math xmlns="http://www.w3.org/1998/Math/MathML" display="block">
  <semantics>
    <mrow>
      <mi>b</mi>
      <mo stretchy="false">∉</mo>
      <mi>A</mi>
    </mrow>
    <annotation encoding="StarMath 5.0">b notin A</annotation>
  </semantics>
</math>
</file>

<file path=Object 30/content.xml><?xml version="1.0" encoding="utf-8"?>
<math xmlns="http://www.w3.org/1998/Math/MathML" display="block">
  <semantics>
    <mrow>
      <mo fence="true" stretchy="false">{</mo>
      <mrow>
        <mi mathvariant="normal">∅</mi>
      </mrow>
      <mo fence="true" stretchy="false">}</mo>
    </mrow>
    <annotation encoding="StarMath 5.0">lbrace  emptyset  rbrace</annotation>
  </semantics>
</math>
</file>

<file path=Object 31/content.xml><?xml version="1.0" encoding="utf-8"?>
<math xmlns="http://www.w3.org/1998/Math/MathML" display="block">
  <semantics>
    <mrow>
      <mrow>
        <mo fence="true" stretchy="false">|</mo>
        <mrow>
          <mrow>
            <mi>P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|</mo>
      </mrow>
      <mo stretchy="false">&gt;</mo>
      <mrow>
        <mo fence="true" stretchy="false">|</mo>
        <mrow>
          <mi>S</mi>
        </mrow>
        <mo fence="true" stretchy="false">|</mo>
      </mrow>
    </mrow>
    <annotation encoding="StarMath 5.0">lline P (S) rline  &gt; lline S rline</annotation>
  </semantics>
</math>
</file>

<file path=Object 32/content.xml><?xml version="1.0" encoding="utf-8"?>
<math xmlns="http://www.w3.org/1998/Math/MathML" display="block">
  <semantics>
    <mrow>
      <mi>V</mi>
      <mo stretchy="false">=</mo>
      <mrow>
        <mi>S</mi>
        <mo stretchy="false">∪</mo>
        <mi>T</mi>
      </mrow>
    </mrow>
    <annotation encoding="StarMath 5.0">V = S union T </annotation>
  </semantics>
</math>
</file>

<file path=Object 33/content.xml><?xml version="1.0" encoding="utf-8"?>
<math xmlns="http://www.w3.org/1998/Math/MathML" display="block">
  <semantics>
    <mrow>
      <mi>V</mi>
      <mo stretchy="false">=</mo>
      <mrow>
        <mi>S</mi>
        <mo stretchy="false">∪</mo>
        <mi>T</mi>
      </mrow>
      <mo stretchy="false">=</mo>
      <mrow>
        <mo fence="true" stretchy="false">{</mo>
        <mrow>
          <mrow>
            <mrow>
              <mi>x</mi>
              <mo stretchy="false">/</mo>
              <mi>x</mi>
            </mrow>
            <mo stretchy="false">∈</mo>
            <mrow>
              <mi>S</mi>
              <mo stretchy="false">∨</mo>
              <mi>x</mi>
            </mrow>
            <mo stretchy="false">∈</mo>
            <mi>T</mi>
          </mrow>
        </mrow>
        <mo fence="true" stretchy="false">}</mo>
      </mrow>
    </mrow>
    <annotation encoding="StarMath 5.0">V = S union T = lbrace x slash x in S or x in T  rbrace </annotation>
  </semantics>
</math>
</file>

<file path=Object 34/content.xml><?xml version="1.0" encoding="utf-8"?>
<math xmlns="http://www.w3.org/1998/Math/MathML" display="block">
  <semantics>
    <mrow>
      <mi>V</mi>
      <mo stretchy="false">=</mo>
      <mrow>
        <mi>S</mi>
        <mo stretchy="false">∩</mo>
        <mi>T</mi>
      </mrow>
    </mrow>
    <annotation encoding="StarMath 5.0">V = S intersection T</annotation>
  </semantics>
</math>
</file>

<file path=Object 35/content.xml><?xml version="1.0" encoding="utf-8"?>
<math xmlns="http://www.w3.org/1998/Math/MathML" display="block">
  <semantics>
    <mrow>
      <mi>V</mi>
      <mo stretchy="false">=</mo>
      <mrow>
        <mi>S</mi>
        <mo stretchy="false">∩</mo>
        <mi>T</mi>
      </mrow>
      <mo stretchy="false">=</mo>
      <mrow>
        <mo fence="true" stretchy="false">{</mo>
        <mrow>
          <mrow>
            <mrow>
              <mi>x</mi>
              <mo stretchy="false">/</mo>
              <mi>x</mi>
            </mrow>
            <mo stretchy="false">∈</mo>
            <mrow>
              <mi>S</mi>
              <mo stretchy="false">∧</mo>
              <mi>x</mi>
            </mrow>
            <mo stretchy="false">∈</mo>
            <mi>T</mi>
          </mrow>
        </mrow>
        <mo fence="true" stretchy="false">}</mo>
      </mrow>
    </mrow>
    <annotation encoding="StarMath 5.0">V = S intersection T = lbrace x slash x in S and x in T  rbrace </annotation>
  </semantics>
</math>
</file>

<file path=Object 36/content.xml><?xml version="1.0" encoding="utf-8"?>
<math xmlns="http://www.w3.org/1998/Math/MathML" display="block">
  <semantics>
    <mrow>
      <mi>V</mi>
      <mo stretchy="false">=</mo>
      <mrow>
        <mi>S</mi>
        <mo stretchy="false">−</mo>
        <mi>T</mi>
      </mrow>
      <mo stretchy="false">=</mo>
      <mrow>
        <mo fence="true" stretchy="false">{</mo>
        <mrow>
          <mrow>
            <mrow>
              <mi>x</mi>
              <mo stretchy="false">/</mo>
              <mi>x</mi>
            </mrow>
            <mo stretchy="false">∈</mo>
            <mrow>
              <mi>S</mi>
              <mo stretchy="false">∧</mo>
              <mi>x</mi>
            </mrow>
            <mo stretchy="false">∉</mo>
            <mi>T</mi>
          </mrow>
        </mrow>
        <mo fence="true" stretchy="false">}</mo>
      </mrow>
    </mrow>
    <annotation encoding="StarMath 5.0">V = S - T = lbrace x slash x in S and x notin T  rbrace </annotation>
  </semantics>
</math>
</file>

<file path=Object 37/content.xml><?xml version="1.0" encoding="utf-8"?>
<math xmlns="http://www.w3.org/1998/Math/MathML" display="block">
  <semantics>
    <mover accent="true">
      <mi>S</mi>
      <mo stretchy="false">¯</mo>
    </mover>
    <annotation encoding="StarMath 5.0">bar S </annotation>
  </semantics>
</math>
</file>

<file path=Object 38/content.xml><?xml version="1.0" encoding="utf-8"?>
<math xmlns="http://www.w3.org/1998/Math/MathML" display="block">
  <semantics>
    <mrow>
      <mover accent="true">
        <mi>S</mi>
        <mo stretchy="false">¯</mo>
      </mover>
      <mo stretchy="false">=</mo>
      <mrow>
        <mi>U</mi>
        <mo stretchy="false">−</mo>
        <mi>S</mi>
      </mrow>
      <mo stretchy="false">=</mo>
      <mrow>
        <mo fence="true" stretchy="false">{</mo>
        <mrow>
          <mrow>
            <mrow>
              <mi>x</mi>
              <mo stretchy="false">/</mo>
              <mi>x</mi>
            </mrow>
            <mo stretchy="false">∈</mo>
            <mrow>
              <mi>U</mi>
              <mo stretchy="false">∧</mo>
              <mi>x</mi>
            </mrow>
            <mo stretchy="false">∉</mo>
            <mi>S</mi>
          </mrow>
        </mrow>
        <mo fence="true" stretchy="false">}</mo>
      </mrow>
    </mrow>
    <annotation encoding="StarMath 5.0">bar S = U - S = lbrace x / x in U and x notin S rbrace </annotation>
  </semantics>
</math>
</file>

<file path=Object 39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≠</mo>
        <mrow>
          <mo fence="true" stretchy="false">(</mo>
          <mrow>
            <mrow>
              <mi>b</mi>
              <mi>,</mi>
              <mi>a</mi>
            </mrow>
          </mrow>
          <mo fence="true" stretchy="false">)</mo>
        </mrow>
      </mrow>
      <mi>.</mi>
    </mrow>
    <annotation encoding="StarMath 5.0">(a, b)   &lt;&gt; (b, a).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row>
          <mo fence="true" stretchy="false">{</mo>
          <mrow>
            <mrow>
              <mi mathvariant="italic">violeta</mi>
              <mi>,</mi>
              <mi mathvariant="italic">verde</mi>
              <mi>,</mi>
              <mi mathvariant="italic">castanho</mi>
            </mrow>
          </mrow>
          <mo fence="true" stretchy="false">}</mo>
        </mrow>
      </mrow>
      <mo stretchy="false">⇒</mo>
      <mi mathvariant="normal">❑</mi>
      <mrow>
        <mi mathvariant="italic">verde</mi>
        <mo stretchy="false">∈</mo>
        <mi>A</mi>
      </mrow>
      <mi>e</mi>
      <mrow>
        <mi mathvariant="italic">roxo</mi>
        <mo stretchy="false">∉</mo>
        <mi>A</mi>
      </mrow>
    </mrow>
    <annotation encoding="StarMath 5.0">A = lbrace violeta, verde, castanho rbrace  drarrow &lt;?&gt; verde in A e  roxo  notin A </annotation>
  </semantics>
</math>
</file>

<file path=Object 40/content.xml><?xml version="1.0" encoding="utf-8"?>
<math xmlns="http://www.w3.org/1998/Math/MathML" display="block">
  <semantics>
    <mrow>
      <mi>x</mi>
      <mo stretchy="false">∈</mo>
      <mi>S</mi>
    </mrow>
    <annotation encoding="StarMath 5.0">x in S</annotation>
  </semantics>
</math>
</file>

<file path=Object 41/content.xml><?xml version="1.0" encoding="utf-8"?>
<math xmlns="http://www.w3.org/1998/Math/MathML" display="block">
  <semantics>
    <mrow>
      <mi>y</mi>
      <mo stretchy="false">∈</mo>
      <mi>T</mi>
    </mrow>
    <annotation encoding="StarMath 5.0">y in T</annotation>
  </semantics>
</math>
</file>

<file path=Object 42/content.xml><?xml version="1.0" encoding="utf-8"?>
<math xmlns="http://www.w3.org/1998/Math/MathML" display="block">
  <semantics>
    <mrow>
      <mi>V</mi>
      <mo stretchy="false">=</mo>
      <mrow>
        <mi>S</mi>
        <mo stretchy="false">×</mo>
        <mi>T</mi>
      </mrow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/</mo>
              <mi>x</mi>
            </mrow>
            <mo stretchy="false">∈</mo>
            <mrow>
              <mi>S</mi>
              <mo stretchy="false">∧</mo>
              <mi>y</mi>
            </mrow>
            <mo stretchy="false">∈</mo>
            <mi>T</mi>
          </mrow>
        </mrow>
        <mo fence="true" stretchy="false">}</mo>
      </mrow>
    </mrow>
    <annotation encoding="StarMath 5.0">V = S times T = lbrace (x, y)/ x in S and y in T rbrace </annotation>
  </semantics>
</math>
</file>

<file path=Object 43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i>x</mi>
          </mrow>
        </mrow>
        <mo fence="true" stretchy="false">)</mo>
      </mrow>
      <mrow>
        <mo fence="true" stretchy="false">(</mo>
        <mrow>
          <mrow>
            <mrow>
              <mi>x</mi>
              <mo stretchy="false">∈</mo>
              <mi>S</mi>
            </mrow>
            <mo stretchy="false">⇒</mo>
            <mrow>
              <mrow>
                <mo fence="true" stretchy="false">(</mo>
                <mrow>
                  <mrow>
                    <mi>x</mi>
                    <mi>,</mi>
                    <mi>x</mi>
                  </mrow>
                </mrow>
                <mo fence="true" stretchy="false">)</mo>
              </mrow>
              <mo stretchy="false">∈</mo>
              <mi>p</mi>
            </mrow>
          </mrow>
        </mrow>
        <mo fence="true" stretchy="false">)</mo>
      </mrow>
    </mrow>
    <annotation encoding="StarMath 5.0">( forall x )
( x in S 
 drarrow ( x,x ) in p )</annotation>
  </semantics>
</math>
</file>

<file path=Object 44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i>x</mi>
          </mrow>
        </mrow>
        <mo fence="true" stretchy="false">)</mo>
      </mrow>
      <mrow>
        <mo fence="true" stretchy="false">(</mo>
        <mrow>
          <mrow>
            <mo stretchy="false">∀</mo>
            <mi>y</mi>
          </mrow>
        </mrow>
        <mo fence="true" stretchy="false">)</mo>
      </mrow>
      <mrow>
        <mo fence="true" stretchy="false">(</mo>
        <mrow>
          <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∈</mo>
              <mi>p</mi>
            </mrow>
            <mo stretchy="false">⇒</mo>
            <mrow>
              <mrow>
                <mo fence="true" stretchy="false">(</mo>
                <mrow>
                  <mrow>
                    <mi>y</mi>
                    <mi>,</mi>
                    <mi>x</mi>
                  </mrow>
                </mrow>
                <mo fence="true" stretchy="false">)</mo>
              </mrow>
              <mo stretchy="false">∈</mo>
              <mi>p</mi>
            </mrow>
          </mrow>
        </mrow>
        <mo fence="true" stretchy="false">)</mo>
      </mrow>
    </mrow>
    <annotation encoding="StarMath 5.0">( forall x )
( forall y )
( (x,y) in p 
 drarrow ( y,x ) in p )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i>x</mi>
          </mrow>
        </mrow>
        <mo fence="true" stretchy="false">)</mo>
      </mrow>
      <mrow>
        <mo fence="true" stretchy="false">(</mo>
        <mrow>
          <mrow>
            <mo stretchy="false">∀</mo>
            <mi>y</mi>
          </mrow>
        </mrow>
        <mo fence="true" stretchy="false">)</mo>
      </mrow>
      <mrow>
        <mo fence="true" stretchy="false">(</mo>
        <mrow>
          <mrow>
            <mo stretchy="false">∀</mo>
            <mi>z</mi>
          </mrow>
        </mrow>
        <mo fence="true" stretchy="false">)</mo>
      </mrow>
      <mrow>
        <mo fence="true" stretchy="false">(</mo>
        <mrow>
          <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∈</mo>
              <mrow>
                <mi>p</mi>
                <mo stretchy="false">∧</mo>
                <mrow>
                  <mo fence="true" stretchy="false">(</mo>
                  <mrow>
                    <mrow>
                      <mi>y</mi>
                      <mi>,</mi>
                      <mi>z</mi>
                    </mrow>
                  </mrow>
                  <mo fence="true" stretchy="false">)</mo>
                </mrow>
              </mrow>
            </mrow>
            <mo stretchy="false">⇒</mo>
            <mrow>
              <mrow>
                <mo fence="true" stretchy="false">(</mo>
                <mrow>
                  <mrow>
                    <mi>x</mi>
                    <mi>,</mi>
                    <mi>z</mi>
                  </mrow>
                </mrow>
                <mo fence="true" stretchy="false">)</mo>
              </mrow>
              <mo stretchy="false">∈</mo>
              <mi>p</mi>
            </mrow>
          </mrow>
        </mrow>
        <mo fence="true" stretchy="false">)</mo>
      </mrow>
    </mrow>
    <annotation encoding="StarMath 5.0">( forall x )
( forall y )
( forall z )
( (x,y) in p and ( y,z )
 drarrow ( x,z ) in p )</annotation>
  </semantics>
</math>
</file>

<file path=Object 46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i>x</mi>
          </mrow>
        </mrow>
        <mo fence="true" stretchy="false">)</mo>
      </mrow>
      <mrow>
        <mo fence="true" stretchy="false">(</mo>
        <mrow>
          <mrow>
            <mo stretchy="false">∀</mo>
            <mi>y</mi>
          </mrow>
        </mrow>
        <mo fence="true" stretchy="false">)</mo>
      </mrow>
      <mrow>
        <mo fence="true" stretchy="false">(</mo>
        <mrow>
          <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∈</mo>
              <mrow>
                <mi>p</mi>
                <mo stretchy="false">∧</mo>
                <mrow>
                  <mo fence="true" stretchy="false">(</mo>
                  <mrow>
                    <mrow>
                      <mi>y</mi>
                      <mi>,</mi>
                      <mi>x</mi>
                    </mrow>
                  </mrow>
                  <mo fence="true" stretchy="false">)</mo>
                </mrow>
              </mrow>
              <mo stretchy="false">∈</mo>
              <mi>p</mi>
            </mrow>
            <mo stretchy="false">⇒</mo>
            <mrow>
              <mi>x</mi>
              <mo stretchy="false">=</mo>
              <mi>y</mi>
            </mrow>
          </mrow>
        </mrow>
        <mo fence="true" stretchy="false">)</mo>
      </mrow>
    </mrow>
    <annotation encoding="StarMath 5.0">( forall x )
( forall y )
( (x,y) in p and ( y,x ) in p
 drarrow x = y)</annotation>
  </semantics>
</math>
</file>

<file path=Object 47/content.xml><?xml version="1.0" encoding="utf-8"?>
<math xmlns="http://www.w3.org/1998/Math/MathML" display="block">
  <semantics>
    <mrow>
      <mi mathvariant="italic">rho</mi>
      <mo stretchy="false">⊂</mo>
      <mi>.</mi>
    </mrow>
    <annotation encoding="StarMath 5.0">rho subset .</annotation>
  </semantics>
</math>
</file>

<file path=Object 48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i>x</mi>
          </mrow>
        </mrow>
        <mo fence="true" stretchy="false">)</mo>
      </mrow>
      <mrow>
        <mo fence="true" stretchy="false">(</mo>
        <mrow>
          <mrow>
            <mo stretchy="false">∀</mo>
            <mi>y</mi>
          </mrow>
        </mrow>
        <mo fence="true" stretchy="false">)</mo>
      </mrow>
      <mrow>
        <mo fence="true" stretchy="false">(</mo>
        <mrow>
          <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∈</mo>
              <mi>p</mi>
            </mrow>
            <mo stretchy="false">⇒</mo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∈</mo>
              <msup>
                <mi>p</mi>
                <mrow>
                  <mo stretchy="false">−</mo>
                  <mn>1</mn>
                </mrow>
              </msup>
            </mrow>
          </mrow>
        </mrow>
        <mo fence="true" stretchy="false">)</mo>
      </mrow>
    </mrow>
    <annotation encoding="StarMath 5.0">( forall x )
( forall y )
( (x,y) in p
 drarrow (x,y) in p^{-1} )
</annotation>
  </semantics>
</math>
</file>

<file path=Object 49/content.xml><?xml version="1.0" encoding="utf-8"?>
<math xmlns="http://www.w3.org/1998/Math/MathML" display="block">
  <semantics>
    <mrow>
      <mi>y</mi>
      <mo stretchy="false">∈</mo>
      <mi>Y</mi>
    </mrow>
    <annotation encoding="StarMath 5.0">y in Y</annotation>
  </semantics>
</math>
</file>

<file path=Object 5/content.xml><?xml version="1.0" encoding="utf-8"?>
<math xmlns="http://www.w3.org/1998/Math/MathML" display="block">
  <semantics>
    <mrow>
      <mi>A</mi>
      <mo stretchy="false">=</mo>
      <mi>B</mi>
    </mrow>
    <annotation encoding="StarMath 5.0">A = B 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i>x</mi>
            <mi>,</mi>
            <mi>z</mi>
          </mrow>
        </mrow>
        <mo fence="true" stretchy="false">)</mo>
      </mrow>
      <mo stretchy="false">∈</mo>
      <mi>f</mi>
    </mrow>
    <annotation encoding="StarMath 5.0">( x,z) in f</annotation>
  </semantics>
</math>
</file>

<file path=Object 51/content.xml><?xml version="1.0" encoding="utf-8"?>
<math xmlns="http://www.w3.org/1998/Math/MathML" display="block">
  <semantics>
    <mrow>
      <mi>x</mi>
      <mo stretchy="false">∈</mo>
      <mi>X</mi>
    </mrow>
    <annotation encoding="StarMath 5.0">x in X</annotation>
  </semantics>
</math>
</file>

<file path=Object 52/content.xml><?xml version="1.0" encoding="utf-8"?>
<math xmlns="http://www.w3.org/1998/Math/MathML" display="block">
  <semantics>
    <mi mathvariant="normal">ℕ</mi>
    <annotation encoding="StarMath 5.0">setN 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i>x</mi>
          </mrow>
        </mrow>
        <mo fence="true" stretchy="false">)</mo>
      </mrow>
      <mrow>
        <mo fence="true" stretchy="false">[</mo>
        <mrow>
          <mrow>
            <mrow>
              <mo fence="true" stretchy="false">(</mo>
              <mrow>
                <mrow>
                  <mrow>
                    <mi>x</mi>
                    <mo stretchy="false">∈</mo>
                    <mi>A</mi>
                  </mrow>
                  <mo stretchy="false">⇒</mo>
                  <mrow>
                    <mi>x</mi>
                    <mo stretchy="false">∈</mo>
                    <mi>B</mi>
                  </mrow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row>
                    <mi>x</mi>
                    <mo stretchy="false">∈</mo>
                    <mi>B</mi>
                  </mrow>
                  <mo stretchy="false">⇒</mo>
                  <mrow>
                    <mi>x</mi>
                    <mo stretchy="false">∈</mo>
                    <mi>A</mi>
                  </mrow>
                </mrow>
              </mrow>
              <mo fence="true" stretchy="false">)</mo>
            </mrow>
          </mrow>
        </mrow>
        <mo fence="true" stretchy="false">]</mo>
      </mrow>
    </mrow>
    <annotation encoding="StarMath 5.0">( forall x) [ ( x in A drarrow  x in B ) and ( x in B drarrow x in A )  ] </annotation>
  </semantics>
</math>
</file>

<file path=Object 7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8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n>6</mn>
            <mi>,</mi>
            <mn>8</mn>
          </mrow>
        </mrow>
        <mo fence="true" stretchy="false">}</mo>
      </mrow>
    </mrow>
    <annotation encoding="StarMath 5.0">A = lbrace 6, 8 rbrace </annotation>
  </semantics>
</math>
</file>

<file path=Object 9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i>x</mi>
              <mo stretchy="false">/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}</mo>
      </mrow>
    </mrow>
    <annotation encoding="StarMath 5.0">B = lbrace x  slash P(x)  rbrace </annotation>
  </semantics>
</math>
</file>